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5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5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4344" calcext:value-type="float">
            <text:p>7.3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5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1296" calcext:value-type="float">
            <text:p>7.3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5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1296" calcext:value-type="float">
            <text:p>7.3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5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8248" calcext:value-type="float">
            <text:p>7.3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5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5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2152" calcext:value-type="float">
            <text:p>7.3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5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9104" calcext:value-type="float">
            <text:p>7.3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5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9104" calcext:value-type="float">
            <text:p>7.3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5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6056" calcext:value-type="float">
            <text:p>7.3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5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6056" calcext:value-type="float">
            <text:p>7.3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5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6912" calcext:value-type="float">
            <text:p>7.2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5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996" calcext:value-type="float">
            <text:p>7.2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5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6912" calcext:value-type="float">
            <text:p>7.2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5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6912" calcext:value-type="float">
            <text:p>7.2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5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3864" calcext:value-type="float">
            <text:p>7.2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5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0816" calcext:value-type="float">
            <text:p>7.29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5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7768" calcext:value-type="float">
            <text:p>7.28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5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5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1672" calcext:value-type="float">
            <text:p>7.28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5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8624" calcext:value-type="float">
            <text:p>7.2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5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8624" calcext:value-type="float">
            <text:p>7.2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5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5576" calcext:value-type="float">
            <text:p>7.27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5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2528" calcext:value-type="float">
            <text:p>7.2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5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948" calcext:value-type="float">
            <text:p>7.2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5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948" calcext:value-type="float">
            <text:p>7.2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5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6432" calcext:value-type="float">
            <text:p>7.26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3384" calcext:value-type="float">
            <text:p>7.26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5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0336" calcext:value-type="float">
            <text:p>7.2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5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7288" calcext:value-type="float">
            <text:p>7.25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5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7288" calcext:value-type="float">
            <text:p>7.25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5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5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1192" calcext:value-type="float">
            <text:p>7.2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5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8144" calcext:value-type="float">
            <text:p>7.2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5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5096" calcext:value-type="float">
            <text:p>7.24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5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2048" calcext:value-type="float">
            <text:p>7.2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5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9" calcext:value-type="float">
            <text:p>7.2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5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2904" calcext:value-type="float">
            <text:p>7.2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5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2904" calcext:value-type="float">
            <text:p>7.2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5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9856" calcext:value-type="float">
            <text:p>7.22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5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6808" calcext:value-type="float">
            <text:p>7.22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5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5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7664" calcext:value-type="float">
            <text:p>7.2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5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4616" calcext:value-type="float">
            <text:p>7.21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5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1568" calcext:value-type="float">
            <text:p>7.2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5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852" calcext:value-type="float">
            <text:p>7.2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5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5472" calcext:value-type="float">
            <text:p>7.2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5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2424" calcext:value-type="float">
            <text:p>7.2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5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9376" calcext:value-type="float">
            <text:p>7.1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5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6328" calcext:value-type="float">
            <text:p>7.1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5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5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7184" calcext:value-type="float">
            <text:p>7.1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5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4136" calcext:value-type="float">
            <text:p>7.1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5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1088" calcext:value-type="float">
            <text:p>7.1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5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804" calcext:value-type="float">
            <text:p>7.17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5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1944" calcext:value-type="float">
            <text:p>7.17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5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8896" calcext:value-type="float">
            <text:p>7.1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5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5848" calcext:value-type="float">
            <text:p>7.16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9752" calcext:value-type="float">
            <text:p>7.15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5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6704" calcext:value-type="float">
            <text:p>7.1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5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3656" calcext:value-type="float">
            <text:p>7.1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5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0608" calcext:value-type="float">
            <text:p>7.1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5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4512" calcext:value-type="float">
            <text:p>7.14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5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1464" calcext:value-type="float">
            <text:p>7.14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5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8416" calcext:value-type="float">
            <text:p>7.1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5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8312" calcext:value-type="float">
            <text:p>7.06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5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5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2216" calcext:value-type="float">
            <text:p>7.06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5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9168" calcext:value-type="float">
            <text:p>7.0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5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3072" calcext:value-type="float">
            <text:p>7.0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5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6976" calcext:value-type="float">
            <text:p>7.0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5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5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7832" calcext:value-type="float">
            <text:p>7.0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4784" calcext:value-type="float">
            <text:p>7.0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5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8688" calcext:value-type="float">
            <text:p>7.02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5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2592" calcext:value-type="float">
            <text:p>7.0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5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9544" calcext:value-type="float">
            <text:p>7.01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5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3448" calcext:value-type="float">
            <text:p>7.01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5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7352" calcext:value-type="float">
            <text:p>7.00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5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4304" calcext:value-type="float">
            <text:p>7.0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5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8208" calcext:value-type="float">
            <text:p>6.99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5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2112" calcext:value-type="float">
            <text:p>6.9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5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9064" calcext:value-type="float">
            <text:p>6.98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5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6016" calcext:value-type="float">
            <text:p>6.9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5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2968" calcext:value-type="float">
            <text:p>6.9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5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5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3824" calcext:value-type="float">
            <text:p>6.9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5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7728" calcext:value-type="float">
            <text:p>6.9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5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1632" calcext:value-type="float">
            <text:p>6.96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5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5536" calcext:value-type="float">
            <text:p>6.95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5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5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3344" calcext:value-type="float">
            <text:p>6.9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5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0296" calcext:value-type="float">
            <text:p>6.94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5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42" calcext:value-type="float">
            <text:p>6.9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5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8104" calcext:value-type="float">
            <text:p>6.92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5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5056" calcext:value-type="float">
            <text:p>6.9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5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5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2864" calcext:value-type="float">
            <text:p>6.9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5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9816" calcext:value-type="float">
            <text:p>6.90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5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372" calcext:value-type="float">
            <text:p>6.9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5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0672" calcext:value-type="float">
            <text:p>6.90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5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4576" calcext:value-type="float">
            <text:p>6.89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5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1528" calcext:value-type="float">
            <text:p>6.89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5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5432" calcext:value-type="float">
            <text:p>6.8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5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9336" calcext:value-type="float">
            <text:p>6.8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5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0192" calcext:value-type="float">
            <text:p>6.8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5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7144" calcext:value-type="float">
            <text:p>6.8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5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1048" calcext:value-type="float">
            <text:p>6.86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5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5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8856" calcext:value-type="float">
            <text:p>6.8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5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276" calcext:value-type="float">
            <text:p>6.8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5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9712" calcext:value-type="float">
            <text:p>6.8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5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3616" calcext:value-type="float">
            <text:p>6.83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5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4472" calcext:value-type="float">
            <text:p>6.82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5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5328" calcext:value-type="float">
            <text:p>6.81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5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228" calcext:value-type="float">
            <text:p>6.8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5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6184" calcext:value-type="float">
            <text:p>6.8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5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5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3992" calcext:value-type="float">
            <text:p>6.79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5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7896" calcext:value-type="float">
            <text:p>6.7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5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18" calcext:value-type="float">
            <text:p>6.7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5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8752" calcext:value-type="float">
            <text:p>6.7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5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2656" calcext:value-type="float">
            <text:p>6.7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5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3512" calcext:value-type="float">
            <text:p>6.76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5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7416" calcext:value-type="float">
            <text:p>6.7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5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132" calcext:value-type="float">
            <text:p>6.7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5-07-08 20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8272" calcext:value-type="float">
            <text:p>6.7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5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5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9984" calcext:value-type="float">
            <text:p>6.72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5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3888" calcext:value-type="float">
            <text:p>6.7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5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4744" calcext:value-type="float">
            <text:p>6.7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5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5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9504" calcext:value-type="float">
            <text:p>6.6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5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3408" calcext:value-type="float">
            <text:p>6.6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036" calcext:value-type="float">
            <text:p>6.6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5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7312" calcext:value-type="float">
            <text:p>6.6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5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1216" calcext:value-type="float">
            <text:p>6.6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5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4264" calcext:value-type="float">
            <text:p>6.6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5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1216" calcext:value-type="float">
            <text:p>6.6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5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8168" calcext:value-type="float">
            <text:p>6.67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5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8168" calcext:value-type="float">
            <text:p>6.67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5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8168" calcext:value-type="float">
            <text:p>6.67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5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8168" calcext:value-type="float">
            <text:p>6.67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5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8168" calcext:value-type="float">
            <text:p>6.67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5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1216" calcext:value-type="float">
            <text:p>6.6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5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1216" calcext:value-type="float">
            <text:p>6.6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5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4264" calcext:value-type="float">
            <text:p>6.6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5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7312" calcext:value-type="float">
            <text:p>6.6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5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036" calcext:value-type="float">
            <text:p>6.6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5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3408" calcext:value-type="float">
            <text:p>6.6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5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6456" calcext:value-type="float">
            <text:p>6.69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5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9504" calcext:value-type="float">
            <text:p>6.6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5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2552" calcext:value-type="float">
            <text:p>6.70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5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8648" calcext:value-type="float">
            <text:p>6.7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5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1696" calcext:value-type="float">
            <text:p>6.71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5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4744" calcext:value-type="float">
            <text:p>6.7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5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084" calcext:value-type="float">
            <text:p>6.72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5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3888" calcext:value-type="float">
            <text:p>6.7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5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9984" calcext:value-type="float">
            <text:p>6.72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5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3032" calcext:value-type="float">
            <text:p>6.73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5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9128" calcext:value-type="float">
            <text:p>6.73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5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5224" calcext:value-type="float">
            <text:p>6.74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5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132" calcext:value-type="float">
            <text:p>6.7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5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4368" calcext:value-type="float">
            <text:p>6.7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0464" calcext:value-type="float">
            <text:p>6.7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5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5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2656" calcext:value-type="float">
            <text:p>6.7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5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18" calcext:value-type="float">
            <text:p>6.7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5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0944" calcext:value-type="float">
            <text:p>6.7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5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0088" calcext:value-type="float">
            <text:p>6.80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5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6184" calcext:value-type="float">
            <text:p>6.8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5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5328" calcext:value-type="float">
            <text:p>6.81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5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4472" calcext:value-type="float">
            <text:p>6.82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5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6664" calcext:value-type="float">
            <text:p>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5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1904" calcext:value-type="float">
            <text:p>6.8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5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4096" calcext:value-type="float">
            <text:p>6.86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5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6288" calcext:value-type="float">
            <text:p>6.8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5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1528" calcext:value-type="float">
            <text:p>6.89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5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6768" calcext:value-type="float">
            <text:p>6.90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5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2008" calcext:value-type="float">
            <text:p>6.9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5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0296" calcext:value-type="float">
            <text:p>6.94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5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6392" calcext:value-type="float">
            <text:p>6.9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5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5536" calcext:value-type="float">
            <text:p>6.95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5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1632" calcext:value-type="float">
            <text:p>6.96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5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7728" calcext:value-type="float">
            <text:p>6.9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5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0776" calcext:value-type="float">
            <text:p>6.97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5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3824" calcext:value-type="float">
            <text:p>6.9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5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6872" calcext:value-type="float">
            <text:p>6.97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5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5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2968" calcext:value-type="float">
            <text:p>6.9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5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6016" calcext:value-type="float">
            <text:p>6.9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5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6016" calcext:value-type="float">
            <text:p>6.9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5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9064" calcext:value-type="float">
            <text:p>6.98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5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2112" calcext:value-type="float">
            <text:p>6.9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5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516" calcext:value-type="float">
            <text:p>6.9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8208" calcext:value-type="float">
            <text:p>6.99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5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8208" calcext:value-type="float">
            <text:p>6.99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5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4304" calcext:value-type="float">
            <text:p>7.0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5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4304" calcext:value-type="float">
            <text:p>7.0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5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7352" calcext:value-type="float">
            <text:p>7.00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5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3448" calcext:value-type="float">
            <text:p>7.01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5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6496" calcext:value-type="float">
            <text:p>7.0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5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9544" calcext:value-type="float">
            <text:p>7.01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5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2592" calcext:value-type="float">
            <text:p>7.0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5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564" calcext:value-type="float">
            <text:p>7.0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5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1736" calcext:value-type="float">
            <text:p>7.03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5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1736" calcext:value-type="float">
            <text:p>7.03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5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4784" calcext:value-type="float">
            <text:p>7.0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5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7832" calcext:value-type="float">
            <text:p>7.0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5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5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5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3928" calcext:value-type="float">
            <text:p>7.04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5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6976" calcext:value-type="float">
            <text:p>7.0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5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0024" calcext:value-type="float">
            <text:p>7.0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5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3072" calcext:value-type="float">
            <text:p>7.0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5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612" calcext:value-type="float">
            <text:p>7.0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5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9168" calcext:value-type="float">
            <text:p>7.0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5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9168" calcext:value-type="float">
            <text:p>7.0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5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2216" calcext:value-type="float">
            <text:p>7.06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5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5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8312" calcext:value-type="float">
            <text:p>7.06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5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5-04-03 16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7456" calcext:value-type="float">
            <text:p>7.0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5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4408" calcext:value-type="float">
            <text:p>7.0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5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7456" calcext:value-type="float">
            <text:p>7.0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7456" calcext:value-type="float">
            <text:p>7.0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5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0504" calcext:value-type="float">
            <text:p>7.0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5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3552" calcext:value-type="float">
            <text:p>7.08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5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66" calcext:value-type="float">
            <text:p>7.0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5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66" calcext:value-type="float">
            <text:p>7.0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5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9648" calcext:value-type="float">
            <text:p>7.0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5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9648" calcext:value-type="float">
            <text:p>7.0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5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2696" calcext:value-type="float">
            <text:p>7.0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5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744" calcext:value-type="float">
            <text:p>7.0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5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744" calcext:value-type="float">
            <text:p>7.0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5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744" calcext:value-type="float">
            <text:p>7.0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5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8792" calcext:value-type="float">
            <text:p>7.0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5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5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4888" calcext:value-type="float">
            <text:p>7.10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5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7936" calcext:value-type="float">
            <text:p>7.1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5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0984" calcext:value-type="float">
            <text:p>7.1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5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4032" calcext:value-type="float">
            <text:p>7.11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5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708" calcext:value-type="float">
            <text:p>7.1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5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0128" calcext:value-type="float">
            <text:p>7.12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5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6224" calcext:value-type="float">
            <text:p>7.1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5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9272" calcext:value-type="float">
            <text:p>7.12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5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8416" calcext:value-type="float">
            <text:p>7.1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5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756" calcext:value-type="float">
            <text:p>7.1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5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9752" calcext:value-type="float">
            <text:p>7.15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5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5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0232" calcext:value-type="float">
            <text:p>7.1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5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2424" calcext:value-type="float">
            <text:p>7.2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5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5472" calcext:value-type="float">
            <text:p>7.2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5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852" calcext:value-type="float">
            <text:p>7.2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5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1568" calcext:value-type="float">
            <text:p>7.2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5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4616" calcext:value-type="float">
            <text:p>7.21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0712" calcext:value-type="float">
            <text:p>7.22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5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5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6808" calcext:value-type="float">
            <text:p>7.22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5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5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5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5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0712" calcext:value-type="float">
            <text:p>7.22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5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7664" calcext:value-type="float">
            <text:p>7.2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5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4616" calcext:value-type="float">
            <text:p>7.21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5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4616" calcext:value-type="float">
            <text:p>7.21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5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4616" calcext:value-type="float">
            <text:p>7.21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5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7664" calcext:value-type="float">
            <text:p>7.2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5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4616" calcext:value-type="float">
            <text:p>7.21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5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7664" calcext:value-type="float">
            <text:p>7.2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5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7664" calcext:value-type="float">
            <text:p>7.2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5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4616" calcext:value-type="float">
            <text:p>7.21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5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1568" calcext:value-type="float">
            <text:p>7.2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5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1568" calcext:value-type="float">
            <text:p>7.2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5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852" calcext:value-type="float">
            <text:p>7.2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5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852" calcext:value-type="float">
            <text:p>7.2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5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5472" calcext:value-type="float">
            <text:p>7.2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5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2424" calcext:value-type="float">
            <text:p>7.2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5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9376" calcext:value-type="float">
            <text:p>7.1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5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9376" calcext:value-type="float">
            <text:p>7.1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5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9376" calcext:value-type="float">
            <text:p>7.1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5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5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5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6328" calcext:value-type="float">
            <text:p>7.1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5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5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0232" calcext:value-type="float">
            <text:p>7.1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5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7184" calcext:value-type="float">
            <text:p>7.1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5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4136" calcext:value-type="float">
            <text:p>7.1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5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4136" calcext:value-type="float">
            <text:p>7.1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5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4136" calcext:value-type="float">
            <text:p>7.1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5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1088" calcext:value-type="float">
            <text:p>7.1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5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804" calcext:value-type="float">
            <text:p>7.17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5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804" calcext:value-type="float">
            <text:p>7.17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5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5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5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1944" calcext:value-type="float">
            <text:p>7.17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5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8896" calcext:value-type="float">
            <text:p>7.1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5-01-17 18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1944" calcext:value-type="float">
            <text:p>7.17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5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5848" calcext:value-type="float">
            <text:p>7.16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5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5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5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9752" calcext:value-type="float">
            <text:p>7.15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5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9752" calcext:value-type="float">
            <text:p>7.15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5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3656" calcext:value-type="float">
            <text:p>7.1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5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3656" calcext:value-type="float">
            <text:p>7.1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5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756" calcext:value-type="float">
            <text:p>7.1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5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756" calcext:value-type="float">
            <text:p>7.1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5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756" calcext:value-type="float">
            <text:p>7.1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5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4512" calcext:value-type="float">
            <text:p>7.14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5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4512" calcext:value-type="float">
            <text:p>7.14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5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8416" calcext:value-type="float">
            <text:p>7.1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5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8416" calcext:value-type="float">
            <text:p>7.1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5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8416" calcext:value-type="float">
            <text:p>7.1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5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5368" calcext:value-type="float">
            <text:p>7.13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4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4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9272" calcext:value-type="float">
            <text:p>7.12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4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6224" calcext:value-type="float">
            <text:p>7.1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4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6224" calcext:value-type="float">
            <text:p>7.1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4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3176" calcext:value-type="float">
            <text:p>7.1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4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0128" calcext:value-type="float">
            <text:p>7.12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4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708" calcext:value-type="float">
            <text:p>7.1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4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708" calcext:value-type="float">
            <text:p>7.1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4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4032" calcext:value-type="float">
            <text:p>7.11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4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0984" calcext:value-type="float">
            <text:p>7.1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4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7936" calcext:value-type="float">
            <text:p>7.1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4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7936" calcext:value-type="float">
            <text:p>7.1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4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4888" calcext:value-type="float">
            <text:p>7.10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4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4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8792" calcext:value-type="float">
            <text:p>7.0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4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8792" calcext:value-type="float">
            <text:p>7.0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4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8792" calcext:value-type="float">
            <text:p>7.0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4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744" calcext:value-type="float">
            <text:p>7.0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4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744" calcext:value-type="float">
            <text:p>7.0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4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9648" calcext:value-type="float">
            <text:p>7.0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4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9648" calcext:value-type="float">
            <text:p>7.0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4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66" calcext:value-type="float">
            <text:p>7.0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4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3552" calcext:value-type="float">
            <text:p>7.08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4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0504" calcext:value-type="float">
            <text:p>7.0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4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0504" calcext:value-type="float">
            <text:p>7.0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4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4408" calcext:value-type="float">
            <text:p>7.0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4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4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4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8312" calcext:value-type="float">
            <text:p>7.06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4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2216" calcext:value-type="float">
            <text:p>7.06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4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9168" calcext:value-type="float">
            <text:p>7.0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4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612" calcext:value-type="float">
            <text:p>7.0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4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612" calcext:value-type="float">
            <text:p>7.0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4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3072" calcext:value-type="float">
            <text:p>7.0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4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0024" calcext:value-type="float">
            <text:p>7.0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4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6976" calcext:value-type="float">
            <text:p>7.0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4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3928" calcext:value-type="float">
            <text:p>7.04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4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7832" calcext:value-type="float">
            <text:p>7.0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4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4784" calcext:value-type="float">
            <text:p>7.0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4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4784" calcext:value-type="float">
            <text:p>7.0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4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1736" calcext:value-type="float">
            <text:p>7.03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4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8688" calcext:value-type="float">
            <text:p>7.02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4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564" calcext:value-type="float">
            <text:p>7.0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4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2592" calcext:value-type="float">
            <text:p>7.0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4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9544" calcext:value-type="float">
            <text:p>7.01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4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6496" calcext:value-type="float">
            <text:p>7.0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4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3448" calcext:value-type="float">
            <text:p>7.01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4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4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4304" calcext:value-type="float">
            <text:p>7.0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4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4304" calcext:value-type="float">
            <text:p>7.0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4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1256" calcext:value-type="float">
            <text:p>7.00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4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8208" calcext:value-type="float">
            <text:p>6.99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4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516" calcext:value-type="float">
            <text:p>6.9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4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9064" calcext:value-type="float">
            <text:p>6.98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4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6016" calcext:value-type="float">
            <text:p>6.9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4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6016" calcext:value-type="float">
            <text:p>6.9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4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2968" calcext:value-type="float">
            <text:p>6.9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4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6872" calcext:value-type="float">
            <text:p>6.97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4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3824" calcext:value-type="float">
            <text:p>6.9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0776" calcext:value-type="float">
            <text:p>6.97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4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7728" calcext:value-type="float">
            <text:p>6.9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4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468" calcext:value-type="float">
            <text:p>6.9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4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1632" calcext:value-type="float">
            <text:p>6.96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4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8584" calcext:value-type="float">
            <text:p>6.95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4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2488" calcext:value-type="float">
            <text:p>6.9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4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4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6392" calcext:value-type="float">
            <text:p>6.9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4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0296" calcext:value-type="float">
            <text:p>6.94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4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7248" calcext:value-type="float">
            <text:p>6.9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4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42" calcext:value-type="float">
            <text:p>6.9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4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8104" calcext:value-type="float">
            <text:p>6.92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4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8104" calcext:value-type="float">
            <text:p>6.92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4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2008" calcext:value-type="float">
            <text:p>6.9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4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4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2864" calcext:value-type="float">
            <text:p>6.9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4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9816" calcext:value-type="float">
            <text:p>6.90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4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372" calcext:value-type="float">
            <text:p>6.9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4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0672" calcext:value-type="float">
            <text:p>6.90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4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7624" calcext:value-type="float">
            <text:p>6.89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4-10-11 19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7624" calcext:value-type="float">
            <text:p>6.89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4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5432" calcext:value-type="float">
            <text:p>6.8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4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2384" calcext:value-type="float">
            <text:p>6.8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4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9336" calcext:value-type="float">
            <text:p>6.8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4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324" calcext:value-type="float">
            <text:p>6.8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4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0192" calcext:value-type="float">
            <text:p>6.8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4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7144" calcext:value-type="float">
            <text:p>6.8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4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1048" calcext:value-type="float">
            <text:p>6.86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4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4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1904" calcext:value-type="float">
            <text:p>6.8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4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5808" calcext:value-type="float">
            <text:p>6.8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276" calcext:value-type="float">
            <text:p>6.8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4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9712" calcext:value-type="float">
            <text:p>6.8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4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3616" calcext:value-type="float">
            <text:p>6.83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4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0568" calcext:value-type="float">
            <text:p>6.8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4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4472" calcext:value-type="float">
            <text:p>6.82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4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1424" calcext:value-type="float">
            <text:p>6.8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4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8376" calcext:value-type="float">
            <text:p>6.8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4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228" calcext:value-type="float">
            <text:p>6.8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4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6184" calcext:value-type="float">
            <text:p>6.8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4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0088" calcext:value-type="float">
            <text:p>6.80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4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4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0944" calcext:value-type="float">
            <text:p>6.7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4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4848" calcext:value-type="float">
            <text:p>6.7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4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18" calcext:value-type="float">
            <text:p>6.7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4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5704" calcext:value-type="float">
            <text:p>6.7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4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2656" calcext:value-type="float">
            <text:p>6.7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4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4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0464" calcext:value-type="float">
            <text:p>6.7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4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4368" calcext:value-type="float">
            <text:p>6.7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4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8272" calcext:value-type="float">
            <text:p>6.7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4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2176" calcext:value-type="float">
            <text:p>6.7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4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4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3032" calcext:value-type="float">
            <text:p>6.73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4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6936" calcext:value-type="float">
            <text:p>6.72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4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084" calcext:value-type="float">
            <text:p>6.72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4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7792" calcext:value-type="float">
            <text:p>6.7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4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4744" calcext:value-type="float">
            <text:p>6.7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4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8648" calcext:value-type="float">
            <text:p>6.7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4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2552" calcext:value-type="float">
            <text:p>6.70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4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3408" calcext:value-type="float">
            <text:p>6.6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7312" calcext:value-type="float">
            <text:p>6.6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4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4264" calcext:value-type="float">
            <text:p>6.6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4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1216" calcext:value-type="float">
            <text:p>6.6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4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4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9024" calcext:value-type="float">
            <text:p>6.6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4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2928" calcext:value-type="float">
            <text:p>6.66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4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988" calcext:value-type="float">
            <text:p>6.6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4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3784" calcext:value-type="float">
            <text:p>6.65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4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0736" calcext:value-type="float">
            <text:p>6.65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4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4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8544" calcext:value-type="float">
            <text:p>6.63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4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5496" calcext:value-type="float">
            <text:p>6.63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4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94" calcext:value-type="float">
            <text:p>6.6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4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6352" calcext:value-type="float">
            <text:p>6.6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4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3304" calcext:value-type="float">
            <text:p>6.6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4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7208" calcext:value-type="float">
            <text:p>6.61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4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4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8064" calcext:value-type="float">
            <text:p>6.6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4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1968" calcext:value-type="float">
            <text:p>6.6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4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892" calcext:value-type="float">
            <text:p>6.5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4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2824" calcext:value-type="float">
            <text:p>6.5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4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9776" calcext:value-type="float">
            <text:p>6.5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4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4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0632" calcext:value-type="float">
            <text:p>6.58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4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4536" calcext:value-type="float">
            <text:p>6.57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4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1488" calcext:value-type="float">
            <text:p>6.57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4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5392" calcext:value-type="float">
            <text:p>6.5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4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9296" calcext:value-type="float">
            <text:p>6.5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4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4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0152" calcext:value-type="float">
            <text:p>6.5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4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4056" calcext:value-type="float">
            <text:p>6.54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796" calcext:value-type="float">
            <text:p>6.5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4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1864" calcext:value-type="float">
            <text:p>6.53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4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5768" calcext:value-type="float">
            <text:p>6.52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4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272" calcext:value-type="float">
            <text:p>6.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4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6624" calcext:value-type="float">
            <text:p>6.51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4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0528" calcext:value-type="float">
            <text:p>6.51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4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4432" calcext:value-type="float">
            <text:p>6.50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4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1384" calcext:value-type="float">
            <text:p>6.50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4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5288" calcext:value-type="float">
            <text:p>6.49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4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224" calcext:value-type="float">
            <text:p>6.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4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6144" calcext:value-type="float">
            <text:p>6.48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4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0048" calcext:value-type="float">
            <text:p>6.48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4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3952" calcext:value-type="float">
            <text:p>6.47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4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7856" calcext:value-type="float">
            <text:p>6.46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4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176" calcext:value-type="float">
            <text:p>6.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4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5664" calcext:value-type="float">
            <text:p>6.45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4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9568" calcext:value-type="float">
            <text:p>6.44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4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652" calcext:value-type="float">
            <text:p>6.4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4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0424" calcext:value-type="float">
            <text:p>6.44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4-07-12 18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0424" calcext:value-type="float">
            <text:p>6.44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4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8232" calcext:value-type="float">
            <text:p>6.42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4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9088" calcext:value-type="float">
            <text:p>6.41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4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604" calcext:value-type="float">
            <text:p>6.41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4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9944" calcext:value-type="float">
            <text:p>6.40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4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3848" calcext:value-type="float">
            <text:p>6.40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4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7752" calcext:value-type="float">
            <text:p>6.39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4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1656" calcext:value-type="float">
            <text:p>6.39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4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556" calcext:value-type="float">
            <text:p>6.38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4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2512" calcext:value-type="float">
            <text:p>6.3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4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9464" calcext:value-type="float">
            <text:p>6.37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4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3368" calcext:value-type="float">
            <text:p>6.37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4224" calcext:value-type="float">
            <text:p>6.36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4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1176" calcext:value-type="float">
            <text:p>6.36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4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8128" calcext:value-type="float">
            <text:p>6.35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4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2032" calcext:value-type="float">
            <text:p>6.3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4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2888" calcext:value-type="float">
            <text:p>6.34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4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2888" calcext:value-type="float">
            <text:p>6.34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4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3744" calcext:value-type="float">
            <text:p>6.3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4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7648" calcext:value-type="float">
            <text:p>6.3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4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6792" calcext:value-type="float">
            <text:p>6.33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4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3744" calcext:value-type="float">
            <text:p>6.3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4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0696" calcext:value-type="float">
            <text:p>6.33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4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7648" calcext:value-type="float">
            <text:p>6.3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4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1552" calcext:value-type="float">
            <text:p>6.3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4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5456" calcext:value-type="float">
            <text:p>6.3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4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5456" calcext:value-type="float">
            <text:p>6.3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4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5456" calcext:value-type="float">
            <text:p>6.3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4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5456" calcext:value-type="float">
            <text:p>6.3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4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2408" calcext:value-type="float">
            <text:p>6.31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4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936" calcext:value-type="float">
            <text:p>6.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4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3264" calcext:value-type="float">
            <text:p>6.30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4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412" calcext:value-type="float">
            <text:p>6.29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4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8024" calcext:value-type="float">
            <text:p>6.28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4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4976" calcext:value-type="float">
            <text:p>6.28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4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888" calcext:value-type="float">
            <text:p>6.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4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2784" calcext:value-type="float">
            <text:p>6.27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4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2784" calcext:value-type="float">
            <text:p>6.27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4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9736" calcext:value-type="float">
            <text:p>6.26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4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364" calcext:value-type="float">
            <text:p>6.2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4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0592" calcext:value-type="float">
            <text:p>6.26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4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7544" calcext:value-type="float">
            <text:p>6.25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1448" calcext:value-type="float">
            <text:p>6.25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4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4" calcext:value-type="float">
            <text:p>6.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4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2304" calcext:value-type="float">
            <text:p>6.24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4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0112" calcext:value-type="float">
            <text:p>6.23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4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0112" calcext:value-type="float">
            <text:p>6.23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4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7064" calcext:value-type="float">
            <text:p>6.22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4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0968" calcext:value-type="float">
            <text:p>6.22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4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4872" calcext:value-type="float">
            <text:p>6.21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4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1824" calcext:value-type="float">
            <text:p>6.21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4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5728" calcext:value-type="float">
            <text:p>6.20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4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268" calcext:value-type="float">
            <text:p>6.20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4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6584" calcext:value-type="float">
            <text:p>6.19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4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3536" calcext:value-type="float">
            <text:p>6.19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4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744" calcext:value-type="float">
            <text:p>6.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4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8296" calcext:value-type="float">
            <text:p>6.17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4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22" calcext:value-type="float">
            <text:p>6.17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4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6104" calcext:value-type="float">
            <text:p>6.16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4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3056" calcext:value-type="float">
            <text:p>6.16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4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0008" calcext:value-type="float">
            <text:p>6.16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4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0864" calcext:value-type="float">
            <text:p>6.15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4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4768" calcext:value-type="float">
            <text:p>6.14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4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8672" calcext:value-type="float">
            <text:p>6.13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4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5624" calcext:value-type="float">
            <text:p>6.13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4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4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4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9528" calcext:value-type="float">
            <text:p>6.12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4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4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0384" calcext:value-type="float">
            <text:p>6.1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4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124" calcext:value-type="float">
            <text:p>6.11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4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8192" calcext:value-type="float">
            <text:p>6.1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8192" calcext:value-type="float">
            <text:p>6.1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4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8192" calcext:value-type="float">
            <text:p>6.1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4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8192" calcext:value-type="float">
            <text:p>6.1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4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4288" calcext:value-type="float">
            <text:p>6.1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4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7336" calcext:value-type="float">
            <text:p>6.11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4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7336" calcext:value-type="float">
            <text:p>6.11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4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124" calcext:value-type="float">
            <text:p>6.11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4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7336" calcext:value-type="float">
            <text:p>6.11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4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0384" calcext:value-type="float">
            <text:p>6.1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4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0384" calcext:value-type="float">
            <text:p>6.1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4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4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9528" calcext:value-type="float">
            <text:p>6.12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4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5624" calcext:value-type="float">
            <text:p>6.13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4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8672" calcext:value-type="float">
            <text:p>6.13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4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4768" calcext:value-type="float">
            <text:p>6.14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4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0864" calcext:value-type="float">
            <text:p>6.15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4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3912" calcext:value-type="float">
            <text:p>6.15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4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0008" calcext:value-type="float">
            <text:p>6.16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4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3056" calcext:value-type="float">
            <text:p>6.16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4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5248" calcext:value-type="float">
            <text:p>6.17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4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1344" calcext:value-type="float">
            <text:p>6.18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4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0488" calcext:value-type="float">
            <text:p>6.19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4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3536" calcext:value-type="float">
            <text:p>6.19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4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9632" calcext:value-type="float">
            <text:p>6.1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4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268" calcext:value-type="float">
            <text:p>6.20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4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5728" calcext:value-type="float">
            <text:p>6.20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4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8776" calcext:value-type="float">
            <text:p>6.20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4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792" calcext:value-type="float">
            <text:p>6.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4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7064" calcext:value-type="float">
            <text:p>6.22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4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316" calcext:value-type="float">
            <text:p>6.23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9256" calcext:value-type="float">
            <text:p>6.23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4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9256" calcext:value-type="float">
            <text:p>6.23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4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5352" calcext:value-type="float">
            <text:p>6.24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4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7544" calcext:value-type="float">
            <text:p>6.25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4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0592" calcext:value-type="float">
            <text:p>6.26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4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6688" calcext:value-type="float">
            <text:p>6.26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4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5832" calcext:value-type="float">
            <text:p>6.27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4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4976" calcext:value-type="float">
            <text:p>6.28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4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8024" calcext:value-type="float">
            <text:p>6.28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4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0216" calcext:value-type="float">
            <text:p>6.30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4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936" calcext:value-type="float">
            <text:p>6.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4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5456" calcext:value-type="float">
            <text:p>6.3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4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46" calcext:value-type="float">
            <text:p>6.3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4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3744" calcext:value-type="float">
            <text:p>6.3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4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5936" calcext:value-type="float">
            <text:p>6.34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4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508" calcext:value-type="float">
            <text:p>6.35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4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7272" calcext:value-type="float">
            <text:p>6.36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4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9464" calcext:value-type="float">
            <text:p>6.37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4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1656" calcext:value-type="float">
            <text:p>6.39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4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7752" calcext:value-type="float">
            <text:p>6.39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4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6896" calcext:value-type="float">
            <text:p>6.4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4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6896" calcext:value-type="float">
            <text:p>6.4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4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5184" calcext:value-type="float">
            <text:p>6.42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4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4328" calcext:value-type="float">
            <text:p>6.43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4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8232" calcext:value-type="float">
            <text:p>6.42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4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8232" calcext:value-type="float">
            <text:p>6.42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4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5184" calcext:value-type="float">
            <text:p>6.42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4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8232" calcext:value-type="float">
            <text:p>6.42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4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9088" calcext:value-type="float">
            <text:p>6.41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4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604" calcext:value-type="float">
            <text:p>6.41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4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9088" calcext:value-type="float">
            <text:p>6.41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9944" calcext:value-type="float">
            <text:p>6.40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1656" calcext:value-type="float">
            <text:p>6.39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4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4704" calcext:value-type="float">
            <text:p>6.3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4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1656" calcext:value-type="float">
            <text:p>6.39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4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1656" calcext:value-type="float">
            <text:p>6.39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4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2512" calcext:value-type="float">
            <text:p>6.3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4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3368" calcext:value-type="float">
            <text:p>6.37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4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6416" calcext:value-type="float">
            <text:p>6.3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4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556" calcext:value-type="float">
            <text:p>6.38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4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8608" calcext:value-type="float">
            <text:p>6.38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4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556" calcext:value-type="float">
            <text:p>6.38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4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9464" calcext:value-type="float">
            <text:p>6.37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4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2512" calcext:value-type="float">
            <text:p>6.3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4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556" calcext:value-type="float">
            <text:p>6.38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4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556" calcext:value-type="float">
            <text:p>6.38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4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1656" calcext:value-type="float">
            <text:p>6.39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4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1656" calcext:value-type="float">
            <text:p>6.39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4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7752" calcext:value-type="float">
            <text:p>6.39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4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4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6896" calcext:value-type="float">
            <text:p>6.4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4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2992" calcext:value-type="float">
            <text:p>6.41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4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9088" calcext:value-type="float">
            <text:p>6.41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4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5184" calcext:value-type="float">
            <text:p>6.42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4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128" calcext:value-type="float">
            <text:p>6.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4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4328" calcext:value-type="float">
            <text:p>6.43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4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0424" calcext:value-type="float">
            <text:p>6.44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4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9568" calcext:value-type="float">
            <text:p>6.44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4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2616" calcext:value-type="float">
            <text:p>6.45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4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8712" calcext:value-type="float">
            <text:p>6.45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7856" calcext:value-type="float">
            <text:p>6.46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4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7" calcext:value-type="float">
            <text:p>6.4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4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0048" calcext:value-type="float">
            <text:p>6.48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4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6144" calcext:value-type="float">
            <text:p>6.48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4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8336" calcext:value-type="float">
            <text:p>6.49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4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748" calcext:value-type="float">
            <text:p>6.50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4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9672" calcext:value-type="float">
            <text:p>6.51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4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8816" calcext:value-type="float">
            <text:p>6.52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4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1008" calcext:value-type="float">
            <text:p>6.5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4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4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844" calcext:value-type="float">
            <text:p>6.5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4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7584" calcext:value-type="float">
            <text:p>6.5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4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9776" calcext:value-type="float">
            <text:p>6.5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4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8064" calcext:value-type="float">
            <text:p>6.6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4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0256" calcext:value-type="float">
            <text:p>6.6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4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2448" calcext:value-type="float">
            <text:p>6.6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4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7688" calcext:value-type="float">
            <text:p>6.64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4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6832" calcext:value-type="float">
            <text:p>6.65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4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2928" calcext:value-type="float">
            <text:p>6.66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4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4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1216" calcext:value-type="float">
            <text:p>6.6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4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1216" calcext:value-type="float">
            <text:p>6.6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4-01-09 19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7312" calcext:value-type="float">
            <text:p>6.6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4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6456" calcext:value-type="float">
            <text:p>6.69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4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3408" calcext:value-type="float">
            <text:p>6.6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4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9504" calcext:value-type="float">
            <text:p>6.6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4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4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1696" calcext:value-type="float">
            <text:p>6.71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4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4744" calcext:value-type="float">
            <text:p>6.7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4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3888" calcext:value-type="float">
            <text:p>6.7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4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9984" calcext:value-type="float">
            <text:p>6.72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9128" calcext:value-type="float">
            <text:p>6.73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3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5224" calcext:value-type="float">
            <text:p>6.74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3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4368" calcext:value-type="float">
            <text:p>6.7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3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3512" calcext:value-type="float">
            <text:p>6.76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3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8752" calcext:value-type="float">
            <text:p>6.7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3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0944" calcext:value-type="float">
            <text:p>6.7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3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3136" calcext:value-type="float">
            <text:p>6.8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3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8376" calcext:value-type="float">
            <text:p>6.8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3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0568" calcext:value-type="float">
            <text:p>6.8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3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276" calcext:value-type="float">
            <text:p>6.8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3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4952" calcext:value-type="float">
            <text:p>6.85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3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4096" calcext:value-type="float">
            <text:p>6.86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3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324" calcext:value-type="float">
            <text:p>6.8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3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7144" calcext:value-type="float">
            <text:p>6.8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3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5432" calcext:value-type="float">
            <text:p>6.8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3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4576" calcext:value-type="float">
            <text:p>6.89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3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1528" calcext:value-type="float">
            <text:p>6.89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3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7624" calcext:value-type="float">
            <text:p>6.89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3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7624" calcext:value-type="float">
            <text:p>6.89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3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7624" calcext:value-type="float">
            <text:p>6.89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3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4576" calcext:value-type="float">
            <text:p>6.89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3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1528" calcext:value-type="float">
            <text:p>6.89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3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1528" calcext:value-type="float">
            <text:p>6.89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3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1528" calcext:value-type="float">
            <text:p>6.89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3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5432" calcext:value-type="float">
            <text:p>6.8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3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2384" calcext:value-type="float">
            <text:p>6.8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3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2384" calcext:value-type="float">
            <text:p>6.8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3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6288" calcext:value-type="float">
            <text:p>6.8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3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324" calcext:value-type="float">
            <text:p>6.8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3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324" calcext:value-type="float">
            <text:p>6.8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3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0192" calcext:value-type="float">
            <text:p>6.8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7144" calcext:value-type="float">
            <text:p>6.8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3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4096" calcext:value-type="float">
            <text:p>6.86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3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3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1904" calcext:value-type="float">
            <text:p>6.8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3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1904" calcext:value-type="float">
            <text:p>6.8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3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1904" calcext:value-type="float">
            <text:p>6.8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3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8856" calcext:value-type="float">
            <text:p>6.8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3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276" calcext:value-type="float">
            <text:p>6.8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3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3616" calcext:value-type="float">
            <text:p>6.83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3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9712" calcext:value-type="float">
            <text:p>6.8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3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6664" calcext:value-type="float">
            <text:p>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3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0568" calcext:value-type="float">
            <text:p>6.8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3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4472" calcext:value-type="float">
            <text:p>6.82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3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1424" calcext:value-type="float">
            <text:p>6.8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3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8376" calcext:value-type="float">
            <text:p>6.8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3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5328" calcext:value-type="float">
            <text:p>6.81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3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228" calcext:value-type="float">
            <text:p>6.8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3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6184" calcext:value-type="float">
            <text:p>6.8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3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6184" calcext:value-type="float">
            <text:p>6.8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3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3136" calcext:value-type="float">
            <text:p>6.8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3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3992" calcext:value-type="float">
            <text:p>6.79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3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7896" calcext:value-type="float">
            <text:p>6.7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3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4848" calcext:value-type="float">
            <text:p>6.7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3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5704" calcext:value-type="float">
            <text:p>6.7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3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5704" calcext:value-type="float">
            <text:p>6.7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3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9608" calcext:value-type="float">
            <text:p>6.7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3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3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3512" calcext:value-type="float">
            <text:p>6.76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3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3512" calcext:value-type="float">
            <text:p>6.76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3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4368" calcext:value-type="float">
            <text:p>6.7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8272" calcext:value-type="float">
            <text:p>6.7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3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2176" calcext:value-type="float">
            <text:p>6.7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3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2176" calcext:value-type="float">
            <text:p>6.7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3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3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3032" calcext:value-type="float">
            <text:p>6.73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3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9984" calcext:value-type="float">
            <text:p>6.72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3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9984" calcext:value-type="float">
            <text:p>6.72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3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6936" calcext:value-type="float">
            <text:p>6.72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3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3888" calcext:value-type="float">
            <text:p>6.7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3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7792" calcext:value-type="float">
            <text:p>6.7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3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4744" calcext:value-type="float">
            <text:p>6.7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3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4744" calcext:value-type="float">
            <text:p>6.7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3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084" calcext:value-type="float">
            <text:p>6.72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3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084" calcext:value-type="float">
            <text:p>6.72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3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084" calcext:value-type="float">
            <text:p>6.72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3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084" calcext:value-type="float">
            <text:p>6.72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3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084" calcext:value-type="float">
            <text:p>6.72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3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6936" calcext:value-type="float">
            <text:p>6.72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3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3032" calcext:value-type="float">
            <text:p>6.73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3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9128" calcext:value-type="float">
            <text:p>6.73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3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5224" calcext:value-type="float">
            <text:p>6.74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3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132" calcext:value-type="float">
            <text:p>6.7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3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0464" calcext:value-type="float">
            <text:p>6.7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3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9608" calcext:value-type="float">
            <text:p>6.7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3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8752" calcext:value-type="float">
            <text:p>6.7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3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3992" calcext:value-type="float">
            <text:p>6.79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3-10-05 19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6184" calcext:value-type="float">
            <text:p>6.8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3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8376" calcext:value-type="float">
            <text:p>6.8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3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0568" calcext:value-type="float">
            <text:p>6.8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3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9712" calcext:value-type="float">
            <text:p>6.8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3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8856" calcext:value-type="float">
            <text:p>6.8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3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0192" calcext:value-type="float">
            <text:p>6.8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3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0192" calcext:value-type="float">
            <text:p>6.8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3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0192" calcext:value-type="float">
            <text:p>6.8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3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7144" calcext:value-type="float">
            <text:p>6.8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3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7144" calcext:value-type="float">
            <text:p>6.8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3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4096" calcext:value-type="float">
            <text:p>6.86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3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4096" calcext:value-type="float">
            <text:p>6.86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3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7144" calcext:value-type="float">
            <text:p>6.8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3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7144" calcext:value-type="float">
            <text:p>6.8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3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7144" calcext:value-type="float">
            <text:p>6.8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3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7144" calcext:value-type="float">
            <text:p>6.8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3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7144" calcext:value-type="float">
            <text:p>6.8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3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324" calcext:value-type="float">
            <text:p>6.8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3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6288" calcext:value-type="float">
            <text:p>6.8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3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5432" calcext:value-type="float">
            <text:p>6.8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3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4576" calcext:value-type="float">
            <text:p>6.89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3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9816" calcext:value-type="float">
            <text:p>6.90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3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1152" calcext:value-type="float">
            <text:p>6.9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3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6392" calcext:value-type="float">
            <text:p>6.9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3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2488" calcext:value-type="float">
            <text:p>6.9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3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3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6392" calcext:value-type="float">
            <text:p>6.9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3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3344" calcext:value-type="float">
            <text:p>6.9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3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7248" calcext:value-type="float">
            <text:p>6.9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3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42" calcext:value-type="float">
            <text:p>6.9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3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1152" calcext:value-type="float">
            <text:p>6.9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3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8104" calcext:value-type="float">
            <text:p>6.92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3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5056" calcext:value-type="float">
            <text:p>6.9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3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2008" calcext:value-type="float">
            <text:p>6.9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3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5912" calcext:value-type="float">
            <text:p>6.91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3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2864" calcext:value-type="float">
            <text:p>6.9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3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9816" calcext:value-type="float">
            <text:p>6.90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3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6768" calcext:value-type="float">
            <text:p>6.90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3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372" calcext:value-type="float">
            <text:p>6.9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3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0672" calcext:value-type="float">
            <text:p>6.90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3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7624" calcext:value-type="float">
            <text:p>6.89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3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7624" calcext:value-type="float">
            <text:p>6.89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3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4576" calcext:value-type="float">
            <text:p>6.89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3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1528" calcext:value-type="float">
            <text:p>6.89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3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3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5432" calcext:value-type="float">
            <text:p>6.8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3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2384" calcext:value-type="float">
            <text:p>6.8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3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2384" calcext:value-type="float">
            <text:p>6.8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3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9336" calcext:value-type="float">
            <text:p>6.8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3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9336" calcext:value-type="float">
            <text:p>6.8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3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9336" calcext:value-type="float">
            <text:p>6.8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3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6288" calcext:value-type="float">
            <text:p>6.8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3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324" calcext:value-type="float">
            <text:p>6.8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3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0192" calcext:value-type="float">
            <text:p>6.8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3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7144" calcext:value-type="float">
            <text:p>6.8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3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7144" calcext:value-type="float">
            <text:p>6.8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3-08-08 13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3-08-07 14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3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8856" calcext:value-type="float">
            <text:p>6.8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3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8856" calcext:value-type="float">
            <text:p>6.8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3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5808" calcext:value-type="float">
            <text:p>6.8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3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276" calcext:value-type="float">
            <text:p>6.8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3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276" calcext:value-type="float">
            <text:p>6.8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3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9712" calcext:value-type="float">
            <text:p>6.8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3-07-31 16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276" calcext:value-type="float">
            <text:p>6.8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3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6664" calcext:value-type="float">
            <text:p>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3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6664" calcext:value-type="float">
            <text:p>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3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6664" calcext:value-type="float">
            <text:p>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3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3616" calcext:value-type="float">
            <text:p>6.83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3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3616" calcext:value-type="float">
            <text:p>6.83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3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0568" calcext:value-type="float">
            <text:p>6.8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3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3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4472" calcext:value-type="float">
            <text:p>6.82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3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1424" calcext:value-type="float">
            <text:p>6.8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3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8376" calcext:value-type="float">
            <text:p>6.8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3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5328" calcext:value-type="float">
            <text:p>6.81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3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5328" calcext:value-type="float">
            <text:p>6.81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3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228" calcext:value-type="float">
            <text:p>6.8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3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9232" calcext:value-type="float">
            <text:p>6.8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3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6184" calcext:value-type="float">
            <text:p>6.8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3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6184" calcext:value-type="float">
            <text:p>6.8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3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3136" calcext:value-type="float">
            <text:p>6.8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3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0088" calcext:value-type="float">
            <text:p>6.80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3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3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0944" calcext:value-type="float">
            <text:p>6.7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3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7896" calcext:value-type="float">
            <text:p>6.7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3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4848" calcext:value-type="float">
            <text:p>6.7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3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18" calcext:value-type="float">
            <text:p>6.7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3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8752" calcext:value-type="float">
            <text:p>6.7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3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5704" calcext:value-type="float">
            <text:p>6.7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3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2656" calcext:value-type="float">
            <text:p>6.7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3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9608" calcext:value-type="float">
            <text:p>6.7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3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3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3512" calcext:value-type="float">
            <text:p>6.76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3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3512" calcext:value-type="float">
            <text:p>6.76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7416" calcext:value-type="float">
            <text:p>6.7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3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4368" calcext:value-type="float">
            <text:p>6.7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3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8272" calcext:value-type="float">
            <text:p>6.7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3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2176" calcext:value-type="float">
            <text:p>6.7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3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9128" calcext:value-type="float">
            <text:p>6.73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3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3032" calcext:value-type="float">
            <text:p>6.73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3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6936" calcext:value-type="float">
            <text:p>6.72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3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3888" calcext:value-type="float">
            <text:p>6.7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3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084" calcext:value-type="float">
            <text:p>6.72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3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4744" calcext:value-type="float">
            <text:p>6.7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3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1696" calcext:value-type="float">
            <text:p>6.71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3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2552" calcext:value-type="float">
            <text:p>6.70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3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6456" calcext:value-type="float">
            <text:p>6.69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3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036" calcext:value-type="float">
            <text:p>6.6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3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036" calcext:value-type="float">
            <text:p>6.6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3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4264" calcext:value-type="float">
            <text:p>6.6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3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1216" calcext:value-type="float">
            <text:p>6.6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3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8168" calcext:value-type="float">
            <text:p>6.67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3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2072" calcext:value-type="float">
            <text:p>6.6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3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9024" calcext:value-type="float">
            <text:p>6.6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3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988" calcext:value-type="float">
            <text:p>6.6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3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3784" calcext:value-type="float">
            <text:p>6.65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3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7688" calcext:value-type="float">
            <text:p>6.64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3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1592" calcext:value-type="float">
            <text:p>6.64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3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5496" calcext:value-type="float">
            <text:p>6.63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3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5496" calcext:value-type="float">
            <text:p>6.63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3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2448" calcext:value-type="float">
            <text:p>6.6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3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2448" calcext:value-type="float">
            <text:p>6.6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3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6352" calcext:value-type="float">
            <text:p>6.6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3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3304" calcext:value-type="float">
            <text:p>6.6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3304" calcext:value-type="float">
            <text:p>6.6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3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0256" calcext:value-type="float">
            <text:p>6.6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3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7208" calcext:value-type="float">
            <text:p>6.61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3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3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7208" calcext:value-type="float">
            <text:p>6.61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3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7208" calcext:value-type="float">
            <text:p>6.61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3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3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3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7208" calcext:value-type="float">
            <text:p>6.61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3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7208" calcext:value-type="float">
            <text:p>6.61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3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7208" calcext:value-type="float">
            <text:p>6.61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3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0256" calcext:value-type="float">
            <text:p>6.6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3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3304" calcext:value-type="float">
            <text:p>6.6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3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6352" calcext:value-type="float">
            <text:p>6.6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3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3304" calcext:value-type="float">
            <text:p>6.6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3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0256" calcext:value-type="float">
            <text:p>6.6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3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3304" calcext:value-type="float">
            <text:p>6.6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3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94" calcext:value-type="float">
            <text:p>6.6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3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94" calcext:value-type="float">
            <text:p>6.6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3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94" calcext:value-type="float">
            <text:p>6.6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3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2448" calcext:value-type="float">
            <text:p>6.6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3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2448" calcext:value-type="float">
            <text:p>6.6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3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5496" calcext:value-type="float">
            <text:p>6.63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3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2448" calcext:value-type="float">
            <text:p>6.6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3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2448" calcext:value-type="float">
            <text:p>6.6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3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8544" calcext:value-type="float">
            <text:p>6.63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3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8544" calcext:value-type="float">
            <text:p>6.63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3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8544" calcext:value-type="float">
            <text:p>6.63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3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2448" calcext:value-type="float">
            <text:p>6.6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3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2448" calcext:value-type="float">
            <text:p>6.6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3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2448" calcext:value-type="float">
            <text:p>6.6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94" calcext:value-type="float">
            <text:p>6.6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3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2448" calcext:value-type="float">
            <text:p>6.6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3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5496" calcext:value-type="float">
            <text:p>6.63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3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5496" calcext:value-type="float">
            <text:p>6.63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3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5496" calcext:value-type="float">
            <text:p>6.63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3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5496" calcext:value-type="float">
            <text:p>6.63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3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5496" calcext:value-type="float">
            <text:p>6.63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3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2448" calcext:value-type="float">
            <text:p>6.6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3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2448" calcext:value-type="float">
            <text:p>6.6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3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5496" calcext:value-type="float">
            <text:p>6.63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3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5496" calcext:value-type="float">
            <text:p>6.63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3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5496" calcext:value-type="float">
            <text:p>6.63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3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2448" calcext:value-type="float">
            <text:p>6.6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3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2448" calcext:value-type="float">
            <text:p>6.6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3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2448" calcext:value-type="float">
            <text:p>6.6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3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5496" calcext:value-type="float">
            <text:p>6.63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3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8544" calcext:value-type="float">
            <text:p>6.63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3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8544" calcext:value-type="float">
            <text:p>6.63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3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8544" calcext:value-type="float">
            <text:p>6.63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3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1592" calcext:value-type="float">
            <text:p>6.64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3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3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0736" calcext:value-type="float">
            <text:p>6.65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3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3784" calcext:value-type="float">
            <text:p>6.65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3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6832" calcext:value-type="float">
            <text:p>6.65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3-04-06 15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5976" calcext:value-type="float">
            <text:p>6.6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3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5976" calcext:value-type="float">
            <text:p>6.6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3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9024" calcext:value-type="float">
            <text:p>6.6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3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3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1216" calcext:value-type="float">
            <text:p>6.6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3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1216" calcext:value-type="float">
            <text:p>6.6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036" calcext:value-type="float">
            <text:p>6.6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3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9504" calcext:value-type="float">
            <text:p>6.6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3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3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1696" calcext:value-type="float">
            <text:p>6.71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3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7792" calcext:value-type="float">
            <text:p>6.7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3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3888" calcext:value-type="float">
            <text:p>6.7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3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9984" calcext:value-type="float">
            <text:p>6.72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3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3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2176" calcext:value-type="float">
            <text:p>6.7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3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132" calcext:value-type="float">
            <text:p>6.7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3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7416" calcext:value-type="float">
            <text:p>6.7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3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3512" calcext:value-type="float">
            <text:p>6.76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3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9608" calcext:value-type="float">
            <text:p>6.7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3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2656" calcext:value-type="float">
            <text:p>6.7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3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2656" calcext:value-type="float">
            <text:p>6.7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3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8752" calcext:value-type="float">
            <text:p>6.7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3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8752" calcext:value-type="float">
            <text:p>6.7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3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9608" calcext:value-type="float">
            <text:p>6.7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3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5704" calcext:value-type="float">
            <text:p>6.7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3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5704" calcext:value-type="float">
            <text:p>6.7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3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9608" calcext:value-type="float">
            <text:p>6.7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3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9608" calcext:value-type="float">
            <text:p>6.7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3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9608" calcext:value-type="float">
            <text:p>6.7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3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3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0464" calcext:value-type="float">
            <text:p>6.7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3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7416" calcext:value-type="float">
            <text:p>6.7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3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7416" calcext:value-type="float">
            <text:p>6.7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3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132" calcext:value-type="float">
            <text:p>6.7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3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4368" calcext:value-type="float">
            <text:p>6.7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3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8272" calcext:value-type="float">
            <text:p>6.7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3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132" calcext:value-type="float">
            <text:p>6.7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8272" calcext:value-type="float">
            <text:p>6.7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3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8272" calcext:value-type="float">
            <text:p>6.7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3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5224" calcext:value-type="float">
            <text:p>6.74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3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132" calcext:value-type="float">
            <text:p>6.7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3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4368" calcext:value-type="float">
            <text:p>6.7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3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132" calcext:value-type="float">
            <text:p>6.7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3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4368" calcext:value-type="float">
            <text:p>6.7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3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4368" calcext:value-type="float">
            <text:p>6.7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3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4368" calcext:value-type="float">
            <text:p>6.7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3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0464" calcext:value-type="float">
            <text:p>6.7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3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3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3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2656" calcext:value-type="float">
            <text:p>6.7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3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5704" calcext:value-type="float">
            <text:p>6.7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3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4848" calcext:value-type="float">
            <text:p>6.7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3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7896" calcext:value-type="float">
            <text:p>6.7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3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3992" calcext:value-type="float">
            <text:p>6.79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3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6184" calcext:value-type="float">
            <text:p>6.8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3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5328" calcext:value-type="float">
            <text:p>6.81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3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4472" calcext:value-type="float">
            <text:p>6.82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3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9712" calcext:value-type="float">
            <text:p>6.8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3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1904" calcext:value-type="float">
            <text:p>6.8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3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7144" calcext:value-type="float">
            <text:p>6.8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3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2384" calcext:value-type="float">
            <text:p>6.8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3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372" calcext:value-type="float">
            <text:p>6.9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3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3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7248" calcext:value-type="float">
            <text:p>6.9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3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5536" calcext:value-type="float">
            <text:p>6.95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3824" calcext:value-type="float">
            <text:p>6.9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3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9064" calcext:value-type="float">
            <text:p>6.98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3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4304" calcext:value-type="float">
            <text:p>7.0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3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6496" calcext:value-type="float">
            <text:p>7.0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3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2592" calcext:value-type="float">
            <text:p>7.0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3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8688" calcext:value-type="float">
            <text:p>7.02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3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7832" calcext:value-type="float">
            <text:p>7.0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3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3928" calcext:value-type="float">
            <text:p>7.04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3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6976" calcext:value-type="float">
            <text:p>7.0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3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3072" calcext:value-type="float">
            <text:p>7.0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3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2216" calcext:value-type="float">
            <text:p>7.06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3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3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8312" calcext:value-type="float">
            <text:p>7.06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3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4408" calcext:value-type="float">
            <text:p>7.0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3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7456" calcext:value-type="float">
            <text:p>7.0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3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3552" calcext:value-type="float">
            <text:p>7.08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3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9648" calcext:value-type="float">
            <text:p>7.0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3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2696" calcext:value-type="float">
            <text:p>7.0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3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744" calcext:value-type="float">
            <text:p>7.0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3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3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7936" calcext:value-type="float">
            <text:p>7.1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3-01-10 17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7936" calcext:value-type="float">
            <text:p>7.1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3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0984" calcext:value-type="float">
            <text:p>7.1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3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708" calcext:value-type="float">
            <text:p>7.1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3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0128" calcext:value-type="float">
            <text:p>7.12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3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6224" calcext:value-type="float">
            <text:p>7.1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3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9272" calcext:value-type="float">
            <text:p>7.12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3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3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8416" calcext:value-type="float">
            <text:p>7.1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3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4512" calcext:value-type="float">
            <text:p>7.14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3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756" calcext:value-type="float">
            <text:p>7.1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3656" calcext:value-type="float">
            <text:p>7.1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2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9752" calcext:value-type="float">
            <text:p>7.15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2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5848" calcext:value-type="float">
            <text:p>7.16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2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1944" calcext:value-type="float">
            <text:p>7.17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2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804" calcext:value-type="float">
            <text:p>7.17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2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4136" calcext:value-type="float">
            <text:p>7.1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2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7184" calcext:value-type="float">
            <text:p>7.1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2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0232" calcext:value-type="float">
            <text:p>7.1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2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7184" calcext:value-type="float">
            <text:p>7.1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2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9376" calcext:value-type="float">
            <text:p>7.1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2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2424" calcext:value-type="float">
            <text:p>7.2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2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2424" calcext:value-type="float">
            <text:p>7.2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2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2424" calcext:value-type="float">
            <text:p>7.2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2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2424" calcext:value-type="float">
            <text:p>7.2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2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9376" calcext:value-type="float">
            <text:p>7.1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2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6328" calcext:value-type="float">
            <text:p>7.1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2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9376" calcext:value-type="float">
            <text:p>7.1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2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9376" calcext:value-type="float">
            <text:p>7.1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2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6328" calcext:value-type="float">
            <text:p>7.1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2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6328" calcext:value-type="float">
            <text:p>7.1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2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6328" calcext:value-type="float">
            <text:p>7.1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2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6328" calcext:value-type="float">
            <text:p>7.1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2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6328" calcext:value-type="float">
            <text:p>7.1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2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6328" calcext:value-type="float">
            <text:p>7.1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2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2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2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2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2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7184" calcext:value-type="float">
            <text:p>7.1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2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0232" calcext:value-type="float">
            <text:p>7.1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2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0232" calcext:value-type="float">
            <text:p>7.1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4136" calcext:value-type="float">
            <text:p>7.1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2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7184" calcext:value-type="float">
            <text:p>7.1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2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7184" calcext:value-type="float">
            <text:p>7.1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2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1088" calcext:value-type="float">
            <text:p>7.1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2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4136" calcext:value-type="float">
            <text:p>7.1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2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804" calcext:value-type="float">
            <text:p>7.17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2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1088" calcext:value-type="float">
            <text:p>7.1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2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804" calcext:value-type="float">
            <text:p>7.17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2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804" calcext:value-type="float">
            <text:p>7.17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2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2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2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1944" calcext:value-type="float">
            <text:p>7.17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2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1944" calcext:value-type="float">
            <text:p>7.17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2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8896" calcext:value-type="float">
            <text:p>7.1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2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5848" calcext:value-type="float">
            <text:p>7.16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2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8896" calcext:value-type="float">
            <text:p>7.1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2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8896" calcext:value-type="float">
            <text:p>7.1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2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5848" calcext:value-type="float">
            <text:p>7.16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2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2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2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2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9752" calcext:value-type="float">
            <text:p>7.15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2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9752" calcext:value-type="float">
            <text:p>7.15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2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6704" calcext:value-type="float">
            <text:p>7.1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2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3656" calcext:value-type="float">
            <text:p>7.1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2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3656" calcext:value-type="float">
            <text:p>7.1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2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0608" calcext:value-type="float">
            <text:p>7.1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2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756" calcext:value-type="float">
            <text:p>7.1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2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756" calcext:value-type="float">
            <text:p>7.1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2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4512" calcext:value-type="float">
            <text:p>7.14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1464" calcext:value-type="float">
            <text:p>7.14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2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8416" calcext:value-type="float">
            <text:p>7.1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2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5368" calcext:value-type="float">
            <text:p>7.13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2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5368" calcext:value-type="float">
            <text:p>7.13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2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5368" calcext:value-type="float">
            <text:p>7.13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2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9272" calcext:value-type="float">
            <text:p>7.12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2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6224" calcext:value-type="float">
            <text:p>7.1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2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6224" calcext:value-type="float">
            <text:p>7.1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2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3176" calcext:value-type="float">
            <text:p>7.1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2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0128" calcext:value-type="float">
            <text:p>7.12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2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0128" calcext:value-type="float">
            <text:p>7.12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2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708" calcext:value-type="float">
            <text:p>7.1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2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4032" calcext:value-type="float">
            <text:p>7.11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2-10-18 17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4032" calcext:value-type="float">
            <text:p>7.11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2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4888" calcext:value-type="float">
            <text:p>7.10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2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4888" calcext:value-type="float">
            <text:p>7.10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2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2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2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8792" calcext:value-type="float">
            <text:p>7.0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2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744" calcext:value-type="float">
            <text:p>7.0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2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744" calcext:value-type="float">
            <text:p>7.0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2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2696" calcext:value-type="float">
            <text:p>7.0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2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9648" calcext:value-type="float">
            <text:p>7.0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2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66" calcext:value-type="float">
            <text:p>7.0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2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3552" calcext:value-type="float">
            <text:p>7.08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2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3552" calcext:value-type="float">
            <text:p>7.08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2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0504" calcext:value-type="float">
            <text:p>7.0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2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7456" calcext:value-type="float">
            <text:p>7.0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2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7456" calcext:value-type="float">
            <text:p>7.0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2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4408" calcext:value-type="float">
            <text:p>7.0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2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8312" calcext:value-type="float">
            <text:p>7.06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2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2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2216" calcext:value-type="float">
            <text:p>7.06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2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9168" calcext:value-type="float">
            <text:p>7.0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2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612" calcext:value-type="float">
            <text:p>7.0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2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3072" calcext:value-type="float">
            <text:p>7.0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2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3072" calcext:value-type="float">
            <text:p>7.0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2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0024" calcext:value-type="float">
            <text:p>7.0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2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6976" calcext:value-type="float">
            <text:p>7.0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2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3928" calcext:value-type="float">
            <text:p>7.04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2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2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7832" calcext:value-type="float">
            <text:p>7.0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2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4784" calcext:value-type="float">
            <text:p>7.0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2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4784" calcext:value-type="float">
            <text:p>7.0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2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1736" calcext:value-type="float">
            <text:p>7.03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2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8688" calcext:value-type="float">
            <text:p>7.02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2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564" calcext:value-type="float">
            <text:p>7.0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2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2592" calcext:value-type="float">
            <text:p>7.0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2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9544" calcext:value-type="float">
            <text:p>7.01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2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6496" calcext:value-type="float">
            <text:p>7.0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2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6496" calcext:value-type="float">
            <text:p>7.0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2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3448" calcext:value-type="float">
            <text:p>7.01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2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2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2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2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2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7352" calcext:value-type="float">
            <text:p>7.00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2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1256" calcext:value-type="float">
            <text:p>7.00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2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8208" calcext:value-type="float">
            <text:p>6.99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2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2112" calcext:value-type="float">
            <text:p>6.9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6016" calcext:value-type="float">
            <text:p>6.9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2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2968" calcext:value-type="float">
            <text:p>6.9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2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6872" calcext:value-type="float">
            <text:p>6.97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2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3824" calcext:value-type="float">
            <text:p>6.9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2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0776" calcext:value-type="float">
            <text:p>6.97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2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468" calcext:value-type="float">
            <text:p>6.9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2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1632" calcext:value-type="float">
            <text:p>6.96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2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5536" calcext:value-type="float">
            <text:p>6.95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2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2488" calcext:value-type="float">
            <text:p>6.9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2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6392" calcext:value-type="float">
            <text:p>6.9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2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3344" calcext:value-type="float">
            <text:p>6.9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2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0296" calcext:value-type="float">
            <text:p>6.94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2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42" calcext:value-type="float">
            <text:p>6.9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2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8104" calcext:value-type="float">
            <text:p>6.92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2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2008" calcext:value-type="float">
            <text:p>6.9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2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5912" calcext:value-type="float">
            <text:p>6.91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2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2864" calcext:value-type="float">
            <text:p>6.9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2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6768" calcext:value-type="float">
            <text:p>6.90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2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0672" calcext:value-type="float">
            <text:p>6.90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2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4576" calcext:value-type="float">
            <text:p>6.89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2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2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5432" calcext:value-type="float">
            <text:p>6.8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2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9336" calcext:value-type="float">
            <text:p>6.8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2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324" calcext:value-type="float">
            <text:p>6.8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2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0192" calcext:value-type="float">
            <text:p>6.8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2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4096" calcext:value-type="float">
            <text:p>6.86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2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2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1904" calcext:value-type="float">
            <text:p>6.8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2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8856" calcext:value-type="float">
            <text:p>6.8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2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276" calcext:value-type="float">
            <text:p>6.8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2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6664" calcext:value-type="float">
            <text:p>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3616" calcext:value-type="float">
            <text:p>6.83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2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0568" calcext:value-type="float">
            <text:p>6.8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2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2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4472" calcext:value-type="float">
            <text:p>6.82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2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8376" calcext:value-type="float">
            <text:p>6.8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2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228" calcext:value-type="float">
            <text:p>6.8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2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9232" calcext:value-type="float">
            <text:p>6.8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2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3136" calcext:value-type="float">
            <text:p>6.8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2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0088" calcext:value-type="float">
            <text:p>6.80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2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3992" calcext:value-type="float">
            <text:p>6.79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2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7896" calcext:value-type="float">
            <text:p>6.7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2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18" calcext:value-type="float">
            <text:p>6.7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2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8752" calcext:value-type="float">
            <text:p>6.7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2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2656" calcext:value-type="float">
            <text:p>6.7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2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9608" calcext:value-type="float">
            <text:p>6.7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2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2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3512" calcext:value-type="float">
            <text:p>6.76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2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7416" calcext:value-type="float">
            <text:p>6.7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2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4368" calcext:value-type="float">
            <text:p>6.7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2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8272" calcext:value-type="float">
            <text:p>6.7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2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2176" calcext:value-type="float">
            <text:p>6.7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2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9128" calcext:value-type="float">
            <text:p>6.73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2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3032" calcext:value-type="float">
            <text:p>6.73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2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6936" calcext:value-type="float">
            <text:p>6.72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2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084" calcext:value-type="float">
            <text:p>6.72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2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4744" calcext:value-type="float">
            <text:p>6.7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2-07-05 16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1696" calcext:value-type="float">
            <text:p>6.71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2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2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2552" calcext:value-type="float">
            <text:p>6.70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2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6456" calcext:value-type="float">
            <text:p>6.69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2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036" calcext:value-type="float">
            <text:p>6.6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7312" calcext:value-type="float">
            <text:p>6.6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2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1216" calcext:value-type="float">
            <text:p>6.6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2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2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9024" calcext:value-type="float">
            <text:p>6.6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2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5976" calcext:value-type="float">
            <text:p>6.6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2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988" calcext:value-type="float">
            <text:p>6.6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2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3784" calcext:value-type="float">
            <text:p>6.65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2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7688" calcext:value-type="float">
            <text:p>6.64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2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2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1592" calcext:value-type="float">
            <text:p>6.64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2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5496" calcext:value-type="float">
            <text:p>6.63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2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94" calcext:value-type="float">
            <text:p>6.6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2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3304" calcext:value-type="float">
            <text:p>6.6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2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2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2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1112" calcext:value-type="float">
            <text:p>6.6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2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5016" calcext:value-type="float">
            <text:p>6.60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2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892" calcext:value-type="float">
            <text:p>6.5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2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2824" calcext:value-type="float">
            <text:p>6.5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2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9776" calcext:value-type="float">
            <text:p>6.5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2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2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4536" calcext:value-type="float">
            <text:p>6.57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2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1488" calcext:value-type="float">
            <text:p>6.57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2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844" calcext:value-type="float">
            <text:p>6.5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2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5392" calcext:value-type="float">
            <text:p>6.5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2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9296" calcext:value-type="float">
            <text:p>6.5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2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0152" calcext:value-type="float">
            <text:p>6.5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2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4056" calcext:value-type="float">
            <text:p>6.54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2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796" calcext:value-type="float">
            <text:p>6.5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2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796" calcext:value-type="float">
            <text:p>6.5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1864" calcext:value-type="float">
            <text:p>6.53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2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1864" calcext:value-type="float">
            <text:p>6.53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2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1864" calcext:value-type="float">
            <text:p>6.53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2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5768" calcext:value-type="float">
            <text:p>6.52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2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272" calcext:value-type="float">
            <text:p>6.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2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272" calcext:value-type="float">
            <text:p>6.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2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9672" calcext:value-type="float">
            <text:p>6.51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2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3576" calcext:value-type="float">
            <text:p>6.51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2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748" calcext:value-type="float">
            <text:p>6.50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2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8336" calcext:value-type="float">
            <text:p>6.49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2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5288" calcext:value-type="float">
            <text:p>6.49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2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224" calcext:value-type="float">
            <text:p>6.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2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6144" calcext:value-type="float">
            <text:p>6.48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2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6144" calcext:value-type="float">
            <text:p>6.48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2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3096" calcext:value-type="float">
            <text:p>6.48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2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0048" calcext:value-type="float">
            <text:p>6.48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2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0048" calcext:value-type="float">
            <text:p>6.48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2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0048" calcext:value-type="float">
            <text:p>6.48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2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3096" calcext:value-type="float">
            <text:p>6.48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2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3096" calcext:value-type="float">
            <text:p>6.48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2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6144" calcext:value-type="float">
            <text:p>6.48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2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6144" calcext:value-type="float">
            <text:p>6.48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2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9192" calcext:value-type="float">
            <text:p>6.48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2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9192" calcext:value-type="float">
            <text:p>6.48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2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224" calcext:value-type="float">
            <text:p>6.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2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5288" calcext:value-type="float">
            <text:p>6.49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2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8336" calcext:value-type="float">
            <text:p>6.49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2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1384" calcext:value-type="float">
            <text:p>6.50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2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748" calcext:value-type="float">
            <text:p>6.50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2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0528" calcext:value-type="float">
            <text:p>6.51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2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6624" calcext:value-type="float">
            <text:p>6.51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272" calcext:value-type="float">
            <text:p>6.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2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8816" calcext:value-type="float">
            <text:p>6.52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2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1864" calcext:value-type="float">
            <text:p>6.53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2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796" calcext:value-type="float">
            <text:p>6.5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2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4056" calcext:value-type="float">
            <text:p>6.54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2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2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9296" calcext:value-type="float">
            <text:p>6.5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2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5392" calcext:value-type="float">
            <text:p>6.5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2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1488" calcext:value-type="float">
            <text:p>6.57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2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7584" calcext:value-type="float">
            <text:p>6.5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2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2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6728" calcext:value-type="float">
            <text:p>6.5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2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5872" calcext:value-type="float">
            <text:p>6.59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2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1968" calcext:value-type="float">
            <text:p>6.6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2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5016" calcext:value-type="float">
            <text:p>6.60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2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1112" calcext:value-type="float">
            <text:p>6.6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2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2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0256" calcext:value-type="float">
            <text:p>6.6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2-04-12 14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3304" calcext:value-type="float">
            <text:p>6.6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2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94" calcext:value-type="float">
            <text:p>6.6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2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2448" calcext:value-type="float">
            <text:p>6.6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2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5496" calcext:value-type="float">
            <text:p>6.63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2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8544" calcext:value-type="float">
            <text:p>6.63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2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2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0736" calcext:value-type="float">
            <text:p>6.65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2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6832" calcext:value-type="float">
            <text:p>6.65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2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988" calcext:value-type="float">
            <text:p>6.6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2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2928" calcext:value-type="float">
            <text:p>6.66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2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9024" calcext:value-type="float">
            <text:p>6.6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2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2072" calcext:value-type="float">
            <text:p>6.6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2072" calcext:value-type="float">
            <text:p>6.6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2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1216" calcext:value-type="float">
            <text:p>6.6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2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4264" calcext:value-type="float">
            <text:p>6.6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2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7312" calcext:value-type="float">
            <text:p>6.6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2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7312" calcext:value-type="float">
            <text:p>6.6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2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036" calcext:value-type="float">
            <text:p>6.6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2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3408" calcext:value-type="float">
            <text:p>6.6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2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9504" calcext:value-type="float">
            <text:p>6.6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2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2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8648" calcext:value-type="float">
            <text:p>6.7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2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8648" calcext:value-type="float">
            <text:p>6.7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2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8648" calcext:value-type="float">
            <text:p>6.7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2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1696" calcext:value-type="float">
            <text:p>6.71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2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4744" calcext:value-type="float">
            <text:p>6.7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2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7792" calcext:value-type="float">
            <text:p>6.7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2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084" calcext:value-type="float">
            <text:p>6.72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2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084" calcext:value-type="float">
            <text:p>6.72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2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6936" calcext:value-type="float">
            <text:p>6.72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2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6936" calcext:value-type="float">
            <text:p>6.72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2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7792" calcext:value-type="float">
            <text:p>6.7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2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3888" calcext:value-type="float">
            <text:p>6.7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2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6936" calcext:value-type="float">
            <text:p>6.72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2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6936" calcext:value-type="float">
            <text:p>6.72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2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3032" calcext:value-type="float">
            <text:p>6.73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2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6936" calcext:value-type="float">
            <text:p>6.72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2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9984" calcext:value-type="float">
            <text:p>6.72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2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2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9128" calcext:value-type="float">
            <text:p>6.73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2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2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3032" calcext:value-type="float">
            <text:p>6.73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2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9128" calcext:value-type="float">
            <text:p>6.73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2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3032" calcext:value-type="float">
            <text:p>6.73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2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9128" calcext:value-type="float">
            <text:p>6.73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2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2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2176" calcext:value-type="float">
            <text:p>6.7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2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9128" calcext:value-type="float">
            <text:p>6.73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2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2176" calcext:value-type="float">
            <text:p>6.7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2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5224" calcext:value-type="float">
            <text:p>6.74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2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5224" calcext:value-type="float">
            <text:p>6.74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2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2176" calcext:value-type="float">
            <text:p>6.7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2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2176" calcext:value-type="float">
            <text:p>6.7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2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2176" calcext:value-type="float">
            <text:p>6.7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2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8272" calcext:value-type="float">
            <text:p>6.7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2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132" calcext:value-type="float">
            <text:p>6.7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2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8272" calcext:value-type="float">
            <text:p>6.7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2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132" calcext:value-type="float">
            <text:p>6.7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2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4368" calcext:value-type="float">
            <text:p>6.7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2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7416" calcext:value-type="float">
            <text:p>6.7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2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7416" calcext:value-type="float">
            <text:p>6.7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2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3512" calcext:value-type="float">
            <text:p>6.76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2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2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8752" calcext:value-type="float">
            <text:p>6.7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2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3992" calcext:value-type="float">
            <text:p>6.79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2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228" calcext:value-type="float">
            <text:p>6.8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2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3616" calcext:value-type="float">
            <text:p>6.83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2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5808" calcext:value-type="float">
            <text:p>6.8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2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8856" calcext:value-type="float">
            <text:p>6.8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2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8856" calcext:value-type="float">
            <text:p>6.8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2-01-31 15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4952" calcext:value-type="float">
            <text:p>6.85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2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276" calcext:value-type="float">
            <text:p>6.8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2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3616" calcext:value-type="float">
            <text:p>6.83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2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9712" calcext:value-type="float">
            <text:p>6.8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2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276" calcext:value-type="float">
            <text:p>6.8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2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276" calcext:value-type="float">
            <text:p>6.8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2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6664" calcext:value-type="float">
            <text:p>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2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3616" calcext:value-type="float">
            <text:p>6.83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2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0568" calcext:value-type="float">
            <text:p>6.8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2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9712" calcext:value-type="float">
            <text:p>6.8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2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5808" calcext:value-type="float">
            <text:p>6.8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2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276" calcext:value-type="float">
            <text:p>6.8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2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9712" calcext:value-type="float">
            <text:p>6.8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2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9712" calcext:value-type="float">
            <text:p>6.8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2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4472" calcext:value-type="float">
            <text:p>6.82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2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5808" calcext:value-type="float">
            <text:p>6.8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2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8856" calcext:value-type="float">
            <text:p>6.8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2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9712" calcext:value-type="float">
            <text:p>6.8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2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276" calcext:value-type="float">
            <text:p>6.8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2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5808" calcext:value-type="float">
            <text:p>6.8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2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1904" calcext:value-type="float">
            <text:p>6.8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2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5808" calcext:value-type="float">
            <text:p>6.8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2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276" calcext:value-type="float">
            <text:p>6.8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2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4952" calcext:value-type="float">
            <text:p>6.85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2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8856" calcext:value-type="float">
            <text:p>6.8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2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5808" calcext:value-type="float">
            <text:p>6.8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2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276" calcext:value-type="float">
            <text:p>6.8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2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1904" calcext:value-type="float">
            <text:p>6.8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2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8856" calcext:value-type="float">
            <text:p>6.8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2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5808" calcext:value-type="float">
            <text:p>6.8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2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276" calcext:value-type="float">
            <text:p>6.8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5808" calcext:value-type="float">
            <text:p>6.8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1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276" calcext:value-type="float">
            <text:p>6.8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1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276" calcext:value-type="float">
            <text:p>6.8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1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9712" calcext:value-type="float">
            <text:p>6.8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1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9712" calcext:value-type="float">
            <text:p>6.8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1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6664" calcext:value-type="float">
            <text:p>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1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0568" calcext:value-type="float">
            <text:p>6.8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1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3616" calcext:value-type="float">
            <text:p>6.83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1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3616" calcext:value-type="float">
            <text:p>6.83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1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1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1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0568" calcext:value-type="float">
            <text:p>6.8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1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1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4472" calcext:value-type="float">
            <text:p>6.82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1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4472" calcext:value-type="float">
            <text:p>6.82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1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5328" calcext:value-type="float">
            <text:p>6.81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1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1424" calcext:value-type="float">
            <text:p>6.8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1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4472" calcext:value-type="float">
            <text:p>6.82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1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8376" calcext:value-type="float">
            <text:p>6.8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1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8376" calcext:value-type="float">
            <text:p>6.8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1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6184" calcext:value-type="float">
            <text:p>6.8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1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228" calcext:value-type="float">
            <text:p>6.8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1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228" calcext:value-type="float">
            <text:p>6.8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1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9232" calcext:value-type="float">
            <text:p>6.8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1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9232" calcext:value-type="float">
            <text:p>6.8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1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0088" calcext:value-type="float">
            <text:p>6.80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1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9232" calcext:value-type="float">
            <text:p>6.8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1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6184" calcext:value-type="float">
            <text:p>6.8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1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3136" calcext:value-type="float">
            <text:p>6.8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1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3992" calcext:value-type="float">
            <text:p>6.79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1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3136" calcext:value-type="float">
            <text:p>6.8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0088" calcext:value-type="float">
            <text:p>6.80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1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1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1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3992" calcext:value-type="float">
            <text:p>6.79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1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7896" calcext:value-type="float">
            <text:p>6.7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1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7896" calcext:value-type="float">
            <text:p>6.7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1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0944" calcext:value-type="float">
            <text:p>6.7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1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7896" calcext:value-type="float">
            <text:p>6.7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1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18" calcext:value-type="float">
            <text:p>6.7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1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4848" calcext:value-type="float">
            <text:p>6.7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1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7896" calcext:value-type="float">
            <text:p>6.7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1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4848" calcext:value-type="float">
            <text:p>6.7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1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8752" calcext:value-type="float">
            <text:p>6.7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1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8752" calcext:value-type="float">
            <text:p>6.7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1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8752" calcext:value-type="float">
            <text:p>6.7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1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2656" calcext:value-type="float">
            <text:p>6.7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1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2656" calcext:value-type="float">
            <text:p>6.7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1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9608" calcext:value-type="float">
            <text:p>6.7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1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2656" calcext:value-type="float">
            <text:p>6.7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1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5704" calcext:value-type="float">
            <text:p>6.7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1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2656" calcext:value-type="float">
            <text:p>6.7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1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1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3512" calcext:value-type="float">
            <text:p>6.76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1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0464" calcext:value-type="float">
            <text:p>6.7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1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0464" calcext:value-type="float">
            <text:p>6.7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1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7416" calcext:value-type="float">
            <text:p>6.7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1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4368" calcext:value-type="float">
            <text:p>6.7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1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132" calcext:value-type="float">
            <text:p>6.7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1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5224" calcext:value-type="float">
            <text:p>6.74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1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2176" calcext:value-type="float">
            <text:p>6.7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1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3032" calcext:value-type="float">
            <text:p>6.73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1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9984" calcext:value-type="float">
            <text:p>6.72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1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6936" calcext:value-type="float">
            <text:p>6.72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1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3888" calcext:value-type="float">
            <text:p>6.7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1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4744" calcext:value-type="float">
            <text:p>6.7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1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4744" calcext:value-type="float">
            <text:p>6.7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1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4744" calcext:value-type="float">
            <text:p>6.7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1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8648" calcext:value-type="float">
            <text:p>6.7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1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2552" calcext:value-type="float">
            <text:p>6.70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1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9504" calcext:value-type="float">
            <text:p>6.6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1-10-20 15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9504" calcext:value-type="float">
            <text:p>6.6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1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036" calcext:value-type="float">
            <text:p>6.6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1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7312" calcext:value-type="float">
            <text:p>6.6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1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1216" calcext:value-type="float">
            <text:p>6.6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1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1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1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9024" calcext:value-type="float">
            <text:p>6.6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1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5976" calcext:value-type="float">
            <text:p>6.6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1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2928" calcext:value-type="float">
            <text:p>6.66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1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988" calcext:value-type="float">
            <text:p>6.6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1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3784" calcext:value-type="float">
            <text:p>6.65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1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3784" calcext:value-type="float">
            <text:p>6.65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1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7688" calcext:value-type="float">
            <text:p>6.64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1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1592" calcext:value-type="float">
            <text:p>6.64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1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1592" calcext:value-type="float">
            <text:p>6.64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1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8544" calcext:value-type="float">
            <text:p>6.63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1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2448" calcext:value-type="float">
            <text:p>6.6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1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6352" calcext:value-type="float">
            <text:p>6.6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1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3304" calcext:value-type="float">
            <text:p>6.6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1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7208" calcext:value-type="float">
            <text:p>6.61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1112" calcext:value-type="float">
            <text:p>6.6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1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1968" calcext:value-type="float">
            <text:p>6.6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1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2824" calcext:value-type="float">
            <text:p>6.5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1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6728" calcext:value-type="float">
            <text:p>6.5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1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0632" calcext:value-type="float">
            <text:p>6.58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1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7584" calcext:value-type="float">
            <text:p>6.5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1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1488" calcext:value-type="float">
            <text:p>6.57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1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5392" calcext:value-type="float">
            <text:p>6.5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1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2344" calcext:value-type="float">
            <text:p>6.5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1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2344" calcext:value-type="float">
            <text:p>6.5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1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9296" calcext:value-type="float">
            <text:p>6.5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1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0152" calcext:value-type="float">
            <text:p>6.5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1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4056" calcext:value-type="float">
            <text:p>6.54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1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7104" calcext:value-type="float">
            <text:p>6.5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1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4056" calcext:value-type="float">
            <text:p>6.54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1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796" calcext:value-type="float">
            <text:p>6.5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1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796" calcext:value-type="float">
            <text:p>6.5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1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796" calcext:value-type="float">
            <text:p>6.5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1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796" calcext:value-type="float">
            <text:p>6.5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1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4056" calcext:value-type="float">
            <text:p>6.54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1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4056" calcext:value-type="float">
            <text:p>6.54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1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4056" calcext:value-type="float">
            <text:p>6.54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1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0152" calcext:value-type="float">
            <text:p>6.5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1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9296" calcext:value-type="float">
            <text:p>6.5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1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5392" calcext:value-type="float">
            <text:p>6.5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1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4536" calcext:value-type="float">
            <text:p>6.57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1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6728" calcext:value-type="float">
            <text:p>6.5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1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1968" calcext:value-type="float">
            <text:p>6.6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1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7208" calcext:value-type="float">
            <text:p>6.61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1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6352" calcext:value-type="float">
            <text:p>6.6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7208" calcext:value-type="float">
            <text:p>6.61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1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1112" calcext:value-type="float">
            <text:p>6.6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1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1112" calcext:value-type="float">
            <text:p>6.6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1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8064" calcext:value-type="float">
            <text:p>6.6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1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5872" calcext:value-type="float">
            <text:p>6.59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1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9776" calcext:value-type="float">
            <text:p>6.5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1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1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7584" calcext:value-type="float">
            <text:p>6.5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1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1488" calcext:value-type="float">
            <text:p>6.57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1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5392" calcext:value-type="float">
            <text:p>6.5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1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5392" calcext:value-type="float">
            <text:p>6.5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1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9296" calcext:value-type="float">
            <text:p>6.5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1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9296" calcext:value-type="float">
            <text:p>6.5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1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9296" calcext:value-type="float">
            <text:p>6.5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1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1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4056" calcext:value-type="float">
            <text:p>6.54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1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796" calcext:value-type="float">
            <text:p>6.5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1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8816" calcext:value-type="float">
            <text:p>6.52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1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5768" calcext:value-type="float">
            <text:p>6.52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1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9672" calcext:value-type="float">
            <text:p>6.51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1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6624" calcext:value-type="float">
            <text:p>6.51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1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6624" calcext:value-type="float">
            <text:p>6.51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1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6624" calcext:value-type="float">
            <text:p>6.51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1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6624" calcext:value-type="float">
            <text:p>6.51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1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9672" calcext:value-type="float">
            <text:p>6.51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1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272" calcext:value-type="float">
            <text:p>6.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1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5768" calcext:value-type="float">
            <text:p>6.52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1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8816" calcext:value-type="float">
            <text:p>6.52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1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4912" calcext:value-type="float">
            <text:p>6.5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1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1008" calcext:value-type="float">
            <text:p>6.5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1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7104" calcext:value-type="float">
            <text:p>6.5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6248" calcext:value-type="float">
            <text:p>6.55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1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844" calcext:value-type="float">
            <text:p>6.5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1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7584" calcext:value-type="float">
            <text:p>6.5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1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2824" calcext:value-type="float">
            <text:p>6.5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1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8064" calcext:value-type="float">
            <text:p>6.6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1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6352" calcext:value-type="float">
            <text:p>6.6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1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1592" calcext:value-type="float">
            <text:p>6.64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1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2928" calcext:value-type="float">
            <text:p>6.66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1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1216" calcext:value-type="float">
            <text:p>6.6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1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9504" calcext:value-type="float">
            <text:p>6.6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1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4744" calcext:value-type="float">
            <text:p>6.7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1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9984" calcext:value-type="float">
            <text:p>6.72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1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5224" calcext:value-type="float">
            <text:p>6.74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1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7416" calcext:value-type="float">
            <text:p>6.7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1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9608" calcext:value-type="float">
            <text:p>6.7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1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8752" calcext:value-type="float">
            <text:p>6.7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1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7896" calcext:value-type="float">
            <text:p>6.7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1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1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3136" calcext:value-type="float">
            <text:p>6.8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1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228" calcext:value-type="float">
            <text:p>6.8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1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8376" calcext:value-type="float">
            <text:p>6.8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1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1424" calcext:value-type="float">
            <text:p>6.8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1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4472" calcext:value-type="float">
            <text:p>6.82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1-07-08 20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0568" calcext:value-type="float">
            <text:p>6.8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1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3616" calcext:value-type="float">
            <text:p>6.83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1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3616" calcext:value-type="float">
            <text:p>6.83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1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6664" calcext:value-type="float">
            <text:p>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1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3616" calcext:value-type="float">
            <text:p>6.83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1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6664" calcext:value-type="float">
            <text:p>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1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9712" calcext:value-type="float">
            <text:p>6.8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1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9712" calcext:value-type="float">
            <text:p>6.8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6664" calcext:value-type="float">
            <text:p>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1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3616" calcext:value-type="float">
            <text:p>6.83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1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1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1424" calcext:value-type="float">
            <text:p>6.8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1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8376" calcext:value-type="float">
            <text:p>6.8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1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5328" calcext:value-type="float">
            <text:p>6.81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1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5328" calcext:value-type="float">
            <text:p>6.81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1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9232" calcext:value-type="float">
            <text:p>6.8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1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3136" calcext:value-type="float">
            <text:p>6.8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1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1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1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1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1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1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1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1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1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0088" calcext:value-type="float">
            <text:p>6.80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1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0088" calcext:value-type="float">
            <text:p>6.80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1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0088" calcext:value-type="float">
            <text:p>6.80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1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3136" calcext:value-type="float">
            <text:p>6.8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1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3136" calcext:value-type="float">
            <text:p>6.8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1-06-08 13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3136" calcext:value-type="float">
            <text:p>6.8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1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6184" calcext:value-type="float">
            <text:p>6.8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1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6184" calcext:value-type="float">
            <text:p>6.8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1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6184" calcext:value-type="float">
            <text:p>6.8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1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9232" calcext:value-type="float">
            <text:p>6.8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1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9232" calcext:value-type="float">
            <text:p>6.8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1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228" calcext:value-type="float">
            <text:p>6.8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1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5328" calcext:value-type="float">
            <text:p>6.81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8376" calcext:value-type="float">
            <text:p>6.8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1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1424" calcext:value-type="float">
            <text:p>6.8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1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4472" calcext:value-type="float">
            <text:p>6.82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1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1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0568" calcext:value-type="float">
            <text:p>6.8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1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3616" calcext:value-type="float">
            <text:p>6.83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1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6664" calcext:value-type="float">
            <text:p>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1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276" calcext:value-type="float">
            <text:p>6.8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1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5808" calcext:value-type="float">
            <text:p>6.8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1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8856" calcext:value-type="float">
            <text:p>6.8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1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4952" calcext:value-type="float">
            <text:p>6.85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1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1048" calcext:value-type="float">
            <text:p>6.86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1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4096" calcext:value-type="float">
            <text:p>6.86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1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7144" calcext:value-type="float">
            <text:p>6.8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1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324" calcext:value-type="float">
            <text:p>6.8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1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6288" calcext:value-type="float">
            <text:p>6.8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1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2384" calcext:value-type="float">
            <text:p>6.8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1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5432" calcext:value-type="float">
            <text:p>6.8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1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1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4576" calcext:value-type="float">
            <text:p>6.89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1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7624" calcext:value-type="float">
            <text:p>6.89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1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0672" calcext:value-type="float">
            <text:p>6.90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1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372" calcext:value-type="float">
            <text:p>6.9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1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6768" calcext:value-type="float">
            <text:p>6.90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1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9816" calcext:value-type="float">
            <text:p>6.90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1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2864" calcext:value-type="float">
            <text:p>6.9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1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5912" calcext:value-type="float">
            <text:p>6.91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1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1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5056" calcext:value-type="float">
            <text:p>6.9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1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8104" calcext:value-type="float">
            <text:p>6.92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1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42" calcext:value-type="float">
            <text:p>6.9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7248" calcext:value-type="float">
            <text:p>6.9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1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3344" calcext:value-type="float">
            <text:p>6.9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1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1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8584" calcext:value-type="float">
            <text:p>6.95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1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1632" calcext:value-type="float">
            <text:p>6.96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1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468" calcext:value-type="float">
            <text:p>6.9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1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0776" calcext:value-type="float">
            <text:p>6.97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1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6872" calcext:value-type="float">
            <text:p>6.97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1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1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1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6016" calcext:value-type="float">
            <text:p>6.9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1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6016" calcext:value-type="float">
            <text:p>6.9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1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9064" calcext:value-type="float">
            <text:p>6.98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1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9064" calcext:value-type="float">
            <text:p>6.98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1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9064" calcext:value-type="float">
            <text:p>6.98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1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9064" calcext:value-type="float">
            <text:p>6.98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1-04-14 20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2112" calcext:value-type="float">
            <text:p>6.9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1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516" calcext:value-type="float">
            <text:p>6.9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1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2112" calcext:value-type="float">
            <text:p>6.9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1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2112" calcext:value-type="float">
            <text:p>6.9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1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2112" calcext:value-type="float">
            <text:p>6.9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1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8208" calcext:value-type="float">
            <text:p>6.99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1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8208" calcext:value-type="float">
            <text:p>6.99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1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8208" calcext:value-type="float">
            <text:p>6.99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1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516" calcext:value-type="float">
            <text:p>6.9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1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516" calcext:value-type="float">
            <text:p>6.9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1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516" calcext:value-type="float">
            <text:p>6.9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1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8208" calcext:value-type="float">
            <text:p>6.99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1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8208" calcext:value-type="float">
            <text:p>6.99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1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2112" calcext:value-type="float">
            <text:p>6.9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2112" calcext:value-type="float">
            <text:p>6.9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1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8208" calcext:value-type="float">
            <text:p>6.99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1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2112" calcext:value-type="float">
            <text:p>6.9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1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6016" calcext:value-type="float">
            <text:p>6.9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1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2112" calcext:value-type="float">
            <text:p>6.9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1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2968" calcext:value-type="float">
            <text:p>6.9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1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6016" calcext:value-type="float">
            <text:p>6.9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1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6016" calcext:value-type="float">
            <text:p>6.9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1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6016" calcext:value-type="float">
            <text:p>6.9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1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6016" calcext:value-type="float">
            <text:p>6.9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1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6016" calcext:value-type="float">
            <text:p>6.9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1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2968" calcext:value-type="float">
            <text:p>6.9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1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2968" calcext:value-type="float">
            <text:p>6.9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1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3824" calcext:value-type="float">
            <text:p>6.9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1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6872" calcext:value-type="float">
            <text:p>6.97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1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6872" calcext:value-type="float">
            <text:p>6.97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1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6872" calcext:value-type="float">
            <text:p>6.97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1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0776" calcext:value-type="float">
            <text:p>6.97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1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0776" calcext:value-type="float">
            <text:p>6.97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1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7728" calcext:value-type="float">
            <text:p>6.9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1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7728" calcext:value-type="float">
            <text:p>6.9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1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0776" calcext:value-type="float">
            <text:p>6.97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1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7728" calcext:value-type="float">
            <text:p>6.9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1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7728" calcext:value-type="float">
            <text:p>6.9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1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468" calcext:value-type="float">
            <text:p>6.9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1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1632" calcext:value-type="float">
            <text:p>6.96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1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8584" calcext:value-type="float">
            <text:p>6.95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1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8584" calcext:value-type="float">
            <text:p>6.95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1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8584" calcext:value-type="float">
            <text:p>6.95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1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1632" calcext:value-type="float">
            <text:p>6.96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1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2488" calcext:value-type="float">
            <text:p>6.9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8584" calcext:value-type="float">
            <text:p>6.95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1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2488" calcext:value-type="float">
            <text:p>6.9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1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5536" calcext:value-type="float">
            <text:p>6.95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1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1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3344" calcext:value-type="float">
            <text:p>6.9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1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42" calcext:value-type="float">
            <text:p>6.9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1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42" calcext:value-type="float">
            <text:p>6.9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1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7248" calcext:value-type="float">
            <text:p>6.9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1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1152" calcext:value-type="float">
            <text:p>6.9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1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8104" calcext:value-type="float">
            <text:p>6.92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1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8104" calcext:value-type="float">
            <text:p>6.92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1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8104" calcext:value-type="float">
            <text:p>6.92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1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2008" calcext:value-type="float">
            <text:p>6.9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1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2008" calcext:value-type="float">
            <text:p>6.9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1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2008" calcext:value-type="float">
            <text:p>6.9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1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2008" calcext:value-type="float">
            <text:p>6.9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1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1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1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5912" calcext:value-type="float">
            <text:p>6.91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1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5912" calcext:value-type="float">
            <text:p>6.91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1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1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2864" calcext:value-type="float">
            <text:p>6.9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1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5912" calcext:value-type="float">
            <text:p>6.91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1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2864" calcext:value-type="float">
            <text:p>6.9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1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5912" calcext:value-type="float">
            <text:p>6.91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1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5912" calcext:value-type="float">
            <text:p>6.91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1-02-02 14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5912" calcext:value-type="float">
            <text:p>6.91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1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2008" calcext:value-type="float">
            <text:p>6.9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5056" calcext:value-type="float">
            <text:p>6.9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1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8104" calcext:value-type="float">
            <text:p>6.92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1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8104" calcext:value-type="float">
            <text:p>6.92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1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1152" calcext:value-type="float">
            <text:p>6.9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1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42" calcext:value-type="float">
            <text:p>6.9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1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7248" calcext:value-type="float">
            <text:p>6.9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1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0296" calcext:value-type="float">
            <text:p>6.94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1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3344" calcext:value-type="float">
            <text:p>6.9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1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6392" calcext:value-type="float">
            <text:p>6.9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1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6392" calcext:value-type="float">
            <text:p>6.9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1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1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5536" calcext:value-type="float">
            <text:p>6.95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1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8584" calcext:value-type="float">
            <text:p>6.95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1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1632" calcext:value-type="float">
            <text:p>6.96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1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468" calcext:value-type="float">
            <text:p>6.9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1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7728" calcext:value-type="float">
            <text:p>6.9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1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6872" calcext:value-type="float">
            <text:p>6.97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1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6872" calcext:value-type="float">
            <text:p>6.97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1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2968" calcext:value-type="float">
            <text:p>6.9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1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6016" calcext:value-type="float">
            <text:p>6.9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1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2112" calcext:value-type="float">
            <text:p>6.9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1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8208" calcext:value-type="float">
            <text:p>6.99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1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1256" calcext:value-type="float">
            <text:p>7.00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1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7352" calcext:value-type="float">
            <text:p>7.00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1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3448" calcext:value-type="float">
            <text:p>7.01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1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9544" calcext:value-type="float">
            <text:p>7.01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1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564" calcext:value-type="float">
            <text:p>7.0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1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1736" calcext:value-type="float">
            <text:p>7.03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1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1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6976" calcext:value-type="float">
            <text:p>7.0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1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612" calcext:value-type="float">
            <text:p>7.0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0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0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0504" calcext:value-type="float">
            <text:p>7.0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0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3552" calcext:value-type="float">
            <text:p>7.08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0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9648" calcext:value-type="float">
            <text:p>7.0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0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9648" calcext:value-type="float">
            <text:p>7.0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0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2696" calcext:value-type="float">
            <text:p>7.0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0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744" calcext:value-type="float">
            <text:p>7.0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0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0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8792" calcext:value-type="float">
            <text:p>7.0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0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8792" calcext:value-type="float">
            <text:p>7.0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0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0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7936" calcext:value-type="float">
            <text:p>7.1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0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0984" calcext:value-type="float">
            <text:p>7.1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0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4032" calcext:value-type="float">
            <text:p>7.11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0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0128" calcext:value-type="float">
            <text:p>7.12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0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6224" calcext:value-type="float">
            <text:p>7.1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0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9272" calcext:value-type="float">
            <text:p>7.12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0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5368" calcext:value-type="float">
            <text:p>7.13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0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1464" calcext:value-type="float">
            <text:p>7.14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0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756" calcext:value-type="float">
            <text:p>7.1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0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3656" calcext:value-type="float">
            <text:p>7.1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0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6704" calcext:value-type="float">
            <text:p>7.1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0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9752" calcext:value-type="float">
            <text:p>7.15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0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0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8896" calcext:value-type="float">
            <text:p>7.1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0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8896" calcext:value-type="float">
            <text:p>7.1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0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0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804" calcext:value-type="float">
            <text:p>7.17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0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804" calcext:value-type="float">
            <text:p>7.17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0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0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804" calcext:value-type="float">
            <text:p>7.17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0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0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0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0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1944" calcext:value-type="float">
            <text:p>7.17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0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1944" calcext:value-type="float">
            <text:p>7.17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0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8896" calcext:value-type="float">
            <text:p>7.1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0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8896" calcext:value-type="float">
            <text:p>7.1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0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8896" calcext:value-type="float">
            <text:p>7.1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0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5848" calcext:value-type="float">
            <text:p>7.16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0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5848" calcext:value-type="float">
            <text:p>7.16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0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5848" calcext:value-type="float">
            <text:p>7.16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0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9752" calcext:value-type="float">
            <text:p>7.15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0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9752" calcext:value-type="float">
            <text:p>7.15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0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6704" calcext:value-type="float">
            <text:p>7.1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0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6704" calcext:value-type="float">
            <text:p>7.1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0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3656" calcext:value-type="float">
            <text:p>7.1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0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3656" calcext:value-type="float">
            <text:p>7.1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0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0608" calcext:value-type="float">
            <text:p>7.1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0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0608" calcext:value-type="float">
            <text:p>7.1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0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756" calcext:value-type="float">
            <text:p>7.1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0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756" calcext:value-type="float">
            <text:p>7.1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0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4512" calcext:value-type="float">
            <text:p>7.14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0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1464" calcext:value-type="float">
            <text:p>7.14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0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1464" calcext:value-type="float">
            <text:p>7.14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0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8416" calcext:value-type="float">
            <text:p>7.1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0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5368" calcext:value-type="float">
            <text:p>7.13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0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0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6224" calcext:value-type="float">
            <text:p>7.1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0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9272" calcext:value-type="float">
            <text:p>7.12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0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6224" calcext:value-type="float">
            <text:p>7.1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0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3176" calcext:value-type="float">
            <text:p>7.1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0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3176" calcext:value-type="float">
            <text:p>7.1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0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0128" calcext:value-type="float">
            <text:p>7.12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0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708" calcext:value-type="float">
            <text:p>7.1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0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4032" calcext:value-type="float">
            <text:p>7.11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0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0984" calcext:value-type="float">
            <text:p>7.1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0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0984" calcext:value-type="float">
            <text:p>7.1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0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7936" calcext:value-type="float">
            <text:p>7.1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0-10-20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4888" calcext:value-type="float">
            <text:p>7.10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0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0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0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0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8792" calcext:value-type="float">
            <text:p>7.0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0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744" calcext:value-type="float">
            <text:p>7.0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0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2696" calcext:value-type="float">
            <text:p>7.0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0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9648" calcext:value-type="float">
            <text:p>7.0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0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66" calcext:value-type="float">
            <text:p>7.0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0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3552" calcext:value-type="float">
            <text:p>7.08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0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7456" calcext:value-type="float">
            <text:p>7.0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0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7456" calcext:value-type="float">
            <text:p>7.0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0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0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0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0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2216" calcext:value-type="float">
            <text:p>7.06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0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9168" calcext:value-type="float">
            <text:p>7.0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0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612" calcext:value-type="float">
            <text:p>7.0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0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0024" calcext:value-type="float">
            <text:p>7.0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0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6976" calcext:value-type="float">
            <text:p>7.0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3928" calcext:value-type="float">
            <text:p>7.04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0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0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7832" calcext:value-type="float">
            <text:p>7.0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0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1736" calcext:value-type="float">
            <text:p>7.03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0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8688" calcext:value-type="float">
            <text:p>7.02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0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564" calcext:value-type="float">
            <text:p>7.0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0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9544" calcext:value-type="float">
            <text:p>7.01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0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6496" calcext:value-type="float">
            <text:p>7.0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0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0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0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7352" calcext:value-type="float">
            <text:p>7.00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0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1256" calcext:value-type="float">
            <text:p>7.00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0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8208" calcext:value-type="float">
            <text:p>6.99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0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2112" calcext:value-type="float">
            <text:p>6.9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0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9064" calcext:value-type="float">
            <text:p>6.98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0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6016" calcext:value-type="float">
            <text:p>6.9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0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2968" calcext:value-type="float">
            <text:p>6.9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0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6872" calcext:value-type="float">
            <text:p>6.97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0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6872" calcext:value-type="float">
            <text:p>6.97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0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3824" calcext:value-type="float">
            <text:p>6.9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0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3824" calcext:value-type="float">
            <text:p>6.9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0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0776" calcext:value-type="float">
            <text:p>6.97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0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468" calcext:value-type="float">
            <text:p>6.9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1632" calcext:value-type="float">
            <text:p>6.96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0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8584" calcext:value-type="float">
            <text:p>6.95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0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2488" calcext:value-type="float">
            <text:p>6.9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0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0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3344" calcext:value-type="float">
            <text:p>6.9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0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0296" calcext:value-type="float">
            <text:p>6.94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0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0296" calcext:value-type="float">
            <text:p>6.94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42" calcext:value-type="float">
            <text:p>6.9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0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1152" calcext:value-type="float">
            <text:p>6.9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0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2008" calcext:value-type="float">
            <text:p>6.9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0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2008" calcext:value-type="float">
            <text:p>6.9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0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5912" calcext:value-type="float">
            <text:p>6.91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0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2864" calcext:value-type="float">
            <text:p>6.9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0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6768" calcext:value-type="float">
            <text:p>6.90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0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372" calcext:value-type="float">
            <text:p>6.9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0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7624" calcext:value-type="float">
            <text:p>6.89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0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4576" calcext:value-type="float">
            <text:p>6.89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0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0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2384" calcext:value-type="float">
            <text:p>6.8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0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9336" calcext:value-type="float">
            <text:p>6.8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0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324" calcext:value-type="float">
            <text:p>6.8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0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7144" calcext:value-type="float">
            <text:p>6.8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0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4096" calcext:value-type="float">
            <text:p>6.86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0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1048" calcext:value-type="float">
            <text:p>6.86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0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4952" calcext:value-type="float">
            <text:p>6.85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0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8856" calcext:value-type="float">
            <text:p>6.8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0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5808" calcext:value-type="float">
            <text:p>6.8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0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9712" calcext:value-type="float">
            <text:p>6.8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0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3616" calcext:value-type="float">
            <text:p>6.83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0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0568" calcext:value-type="float">
            <text:p>6.8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0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4472" calcext:value-type="float">
            <text:p>6.82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0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1424" calcext:value-type="float">
            <text:p>6.8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0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5328" calcext:value-type="float">
            <text:p>6.81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0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9232" calcext:value-type="float">
            <text:p>6.8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0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3136" calcext:value-type="float">
            <text:p>6.8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0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0088" calcext:value-type="float">
            <text:p>6.80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0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3992" calcext:value-type="float">
            <text:p>6.79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0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0944" calcext:value-type="float">
            <text:p>6.7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4848" calcext:value-type="float">
            <text:p>6.7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0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18" calcext:value-type="float">
            <text:p>6.7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0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5704" calcext:value-type="float">
            <text:p>6.7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0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2656" calcext:value-type="float">
            <text:p>6.7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0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0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0464" calcext:value-type="float">
            <text:p>6.7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0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7416" calcext:value-type="float">
            <text:p>6.7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0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4368" calcext:value-type="float">
            <text:p>6.7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0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132" calcext:value-type="float">
            <text:p>6.7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0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8272" calcext:value-type="float">
            <text:p>6.7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0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2176" calcext:value-type="float">
            <text:p>6.7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0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0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9984" calcext:value-type="float">
            <text:p>6.72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0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6936" calcext:value-type="float">
            <text:p>6.72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0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084" calcext:value-type="float">
            <text:p>6.72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0-07-16 15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084" calcext:value-type="float">
            <text:p>6.72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0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4744" calcext:value-type="float">
            <text:p>6.7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0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8648" calcext:value-type="float">
            <text:p>6.7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0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2552" calcext:value-type="float">
            <text:p>6.70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0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6456" calcext:value-type="float">
            <text:p>6.69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0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036" calcext:value-type="float">
            <text:p>6.6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0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7312" calcext:value-type="float">
            <text:p>6.6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0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4264" calcext:value-type="float">
            <text:p>6.6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0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1216" calcext:value-type="float">
            <text:p>6.6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0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8168" calcext:value-type="float">
            <text:p>6.67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0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0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9024" calcext:value-type="float">
            <text:p>6.6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0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2928" calcext:value-type="float">
            <text:p>6.66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0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988" calcext:value-type="float">
            <text:p>6.6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0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3784" calcext:value-type="float">
            <text:p>6.65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0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0736" calcext:value-type="float">
            <text:p>6.65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7688" calcext:value-type="float">
            <text:p>6.64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0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0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8544" calcext:value-type="float">
            <text:p>6.63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0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2448" calcext:value-type="float">
            <text:p>6.6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0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94" calcext:value-type="float">
            <text:p>6.6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0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3304" calcext:value-type="float">
            <text:p>6.6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0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0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8064" calcext:value-type="float">
            <text:p>6.6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0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1968" calcext:value-type="float">
            <text:p>6.6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0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5872" calcext:value-type="float">
            <text:p>6.59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0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9776" calcext:value-type="float">
            <text:p>6.5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0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0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7584" calcext:value-type="float">
            <text:p>6.5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0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1488" calcext:value-type="float">
            <text:p>6.57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0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5392" calcext:value-type="float">
            <text:p>6.5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0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9296" calcext:value-type="float">
            <text:p>6.5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0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0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4056" calcext:value-type="float">
            <text:p>6.54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0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1864" calcext:value-type="float">
            <text:p>6.53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0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272" calcext:value-type="float">
            <text:p>6.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0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6624" calcext:value-type="float">
            <text:p>6.51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0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748" calcext:value-type="float">
            <text:p>6.50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0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1384" calcext:value-type="float">
            <text:p>6.50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0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5288" calcext:value-type="float">
            <text:p>6.49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0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6144" calcext:value-type="float">
            <text:p>6.48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0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3096" calcext:value-type="float">
            <text:p>6.48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0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7" calcext:value-type="float">
            <text:p>6.4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0-06-03 17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4808" calcext:value-type="float">
            <text:p>6.46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0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7856" calcext:value-type="float">
            <text:p>6.46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0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7856" calcext:value-type="float">
            <text:p>6.46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7856" calcext:value-type="float">
            <text:p>6.46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0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176" calcext:value-type="float">
            <text:p>6.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0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8712" calcext:value-type="float">
            <text:p>6.45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0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176" calcext:value-type="float">
            <text:p>6.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0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176" calcext:value-type="float">
            <text:p>6.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0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176" calcext:value-type="float">
            <text:p>6.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0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176" calcext:value-type="float">
            <text:p>6.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0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4808" calcext:value-type="float">
            <text:p>6.46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0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4808" calcext:value-type="float">
            <text:p>6.46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0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7856" calcext:value-type="float">
            <text:p>6.46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0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0904" calcext:value-type="float">
            <text:p>6.47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0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7" calcext:value-type="float">
            <text:p>6.4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0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0048" calcext:value-type="float">
            <text:p>6.48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0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3096" calcext:value-type="float">
            <text:p>6.48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0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9192" calcext:value-type="float">
            <text:p>6.48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0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5288" calcext:value-type="float">
            <text:p>6.49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0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5288" calcext:value-type="float">
            <text:p>6.49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0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4432" calcext:value-type="float">
            <text:p>6.50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0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3576" calcext:value-type="float">
            <text:p>6.51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0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6624" calcext:value-type="float">
            <text:p>6.51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0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272" calcext:value-type="float">
            <text:p>6.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0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1864" calcext:value-type="float">
            <text:p>6.53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0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796" calcext:value-type="float">
            <text:p>6.5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0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4056" calcext:value-type="float">
            <text:p>6.54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0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0152" calcext:value-type="float">
            <text:p>6.5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0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0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9296" calcext:value-type="float">
            <text:p>6.5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0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5392" calcext:value-type="float">
            <text:p>6.5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0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844" calcext:value-type="float">
            <text:p>6.5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0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4536" calcext:value-type="float">
            <text:p>6.57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0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7584" calcext:value-type="float">
            <text:p>6.5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0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9776" calcext:value-type="float">
            <text:p>6.5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0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2824" calcext:value-type="float">
            <text:p>6.5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0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5872" calcext:value-type="float">
            <text:p>6.59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0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892" calcext:value-type="float">
            <text:p>6.5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0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5016" calcext:value-type="float">
            <text:p>6.60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0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8064" calcext:value-type="float">
            <text:p>6.6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0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0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7208" calcext:value-type="float">
            <text:p>6.61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0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7208" calcext:value-type="float">
            <text:p>6.61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0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3304" calcext:value-type="float">
            <text:p>6.6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0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6352" calcext:value-type="float">
            <text:p>6.6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0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94" calcext:value-type="float">
            <text:p>6.6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0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5496" calcext:value-type="float">
            <text:p>6.63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0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8544" calcext:value-type="float">
            <text:p>6.63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0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1592" calcext:value-type="float">
            <text:p>6.64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0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0736" calcext:value-type="float">
            <text:p>6.65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0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7688" calcext:value-type="float">
            <text:p>6.64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0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988" calcext:value-type="float">
            <text:p>6.6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0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2928" calcext:value-type="float">
            <text:p>6.66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0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6832" calcext:value-type="float">
            <text:p>6.65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0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988" calcext:value-type="float">
            <text:p>6.6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0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9024" calcext:value-type="float">
            <text:p>6.6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0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0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4264" calcext:value-type="float">
            <text:p>6.6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0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7312" calcext:value-type="float">
            <text:p>6.6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0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3408" calcext:value-type="float">
            <text:p>6.6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0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036" calcext:value-type="float">
            <text:p>6.6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0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7312" calcext:value-type="float">
            <text:p>6.6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0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3408" calcext:value-type="float">
            <text:p>6.6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9504" calcext:value-type="float">
            <text:p>6.6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0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9504" calcext:value-type="float">
            <text:p>6.6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0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9504" calcext:value-type="float">
            <text:p>6.6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0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2552" calcext:value-type="float">
            <text:p>6.70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0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6456" calcext:value-type="float">
            <text:p>6.69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0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3408" calcext:value-type="float">
            <text:p>6.6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0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6456" calcext:value-type="float">
            <text:p>6.69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0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3408" calcext:value-type="float">
            <text:p>6.6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0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6456" calcext:value-type="float">
            <text:p>6.69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0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0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9504" calcext:value-type="float">
            <text:p>6.6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0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7312" calcext:value-type="float">
            <text:p>6.6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0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6456" calcext:value-type="float">
            <text:p>6.69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0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9504" calcext:value-type="float">
            <text:p>6.6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0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036" calcext:value-type="float">
            <text:p>6.6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0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9504" calcext:value-type="float">
            <text:p>6.6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0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9504" calcext:value-type="float">
            <text:p>6.6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0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6456" calcext:value-type="float">
            <text:p>6.69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0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7312" calcext:value-type="float">
            <text:p>6.6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0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3408" calcext:value-type="float">
            <text:p>6.6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0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036" calcext:value-type="float">
            <text:p>6.6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0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7312" calcext:value-type="float">
            <text:p>6.6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0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036" calcext:value-type="float">
            <text:p>6.6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0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3408" calcext:value-type="float">
            <text:p>6.6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0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036" calcext:value-type="float">
            <text:p>6.6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0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4264" calcext:value-type="float">
            <text:p>6.6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0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7312" calcext:value-type="float">
            <text:p>6.6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0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1216" calcext:value-type="float">
            <text:p>6.6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0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8168" calcext:value-type="float">
            <text:p>6.67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0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1216" calcext:value-type="float">
            <text:p>6.6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0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7312" calcext:value-type="float">
            <text:p>6.6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4264" calcext:value-type="float">
            <text:p>6.6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1216" calcext:value-type="float">
            <text:p>6.6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0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8168" calcext:value-type="float">
            <text:p>6.67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0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4264" calcext:value-type="float">
            <text:p>6.6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0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4264" calcext:value-type="float">
            <text:p>6.6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0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4264" calcext:value-type="float">
            <text:p>6.6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0-02-23 20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036" calcext:value-type="float">
            <text:p>6.6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0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7312" calcext:value-type="float">
            <text:p>6.6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0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036" calcext:value-type="float">
            <text:p>6.6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0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036" calcext:value-type="float">
            <text:p>6.6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0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4264" calcext:value-type="float">
            <text:p>6.6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0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1216" calcext:value-type="float">
            <text:p>6.6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0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4264" calcext:value-type="float">
            <text:p>6.6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0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8168" calcext:value-type="float">
            <text:p>6.67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0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1216" calcext:value-type="float">
            <text:p>6.6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0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1216" calcext:value-type="float">
            <text:p>6.6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0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5976" calcext:value-type="float">
            <text:p>6.6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0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9024" calcext:value-type="float">
            <text:p>6.6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0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2928" calcext:value-type="float">
            <text:p>6.66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0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2928" calcext:value-type="float">
            <text:p>6.66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0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5976" calcext:value-type="float">
            <text:p>6.6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0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2928" calcext:value-type="float">
            <text:p>6.66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0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1592" calcext:value-type="float">
            <text:p>6.64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0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1592" calcext:value-type="float">
            <text:p>6.64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0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7688" calcext:value-type="float">
            <text:p>6.64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0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1592" calcext:value-type="float">
            <text:p>6.64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0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1592" calcext:value-type="float">
            <text:p>6.64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0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2448" calcext:value-type="float">
            <text:p>6.6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0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5496" calcext:value-type="float">
            <text:p>6.63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8544" calcext:value-type="float">
            <text:p>6.63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0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1592" calcext:value-type="float">
            <text:p>6.64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0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8544" calcext:value-type="float">
            <text:p>6.63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0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8544" calcext:value-type="float">
            <text:p>6.63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0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5496" calcext:value-type="float">
            <text:p>6.63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0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8544" calcext:value-type="float">
            <text:p>6.63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0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1592" calcext:value-type="float">
            <text:p>6.64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0-01-24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7688" calcext:value-type="float">
            <text:p>6.64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0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7688" calcext:value-type="float">
            <text:p>6.64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0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7688" calcext:value-type="float">
            <text:p>6.64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0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0736" calcext:value-type="float">
            <text:p>6.65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0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0736" calcext:value-type="float">
            <text:p>6.65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0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7688" calcext:value-type="float">
            <text:p>6.64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0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0736" calcext:value-type="float">
            <text:p>6.65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0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988" calcext:value-type="float">
            <text:p>6.6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0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3784" calcext:value-type="float">
            <text:p>6.65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0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3784" calcext:value-type="float">
            <text:p>6.65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0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6832" calcext:value-type="float">
            <text:p>6.65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0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2928" calcext:value-type="float">
            <text:p>6.66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0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2928" calcext:value-type="float">
            <text:p>6.66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0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2928" calcext:value-type="float">
            <text:p>6.66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0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9024" calcext:value-type="float">
            <text:p>6.6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0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0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2072" calcext:value-type="float">
            <text:p>6.6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0-01-07 16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2072" calcext:value-type="float">
            <text:p>6.6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0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8168" calcext:value-type="float">
            <text:p>6.67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0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1216" calcext:value-type="float">
            <text:p>6.6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0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1216" calcext:value-type="float">
            <text:p>6.6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0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7312" calcext:value-type="float">
            <text:p>6.6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0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3408" calcext:value-type="float">
            <text:p>6.6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20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6456" calcext:value-type="float">
            <text:p>6.69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9504" calcext:value-type="float">
            <text:p>6.6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9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8648" calcext:value-type="float">
            <text:p>6.7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9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7792" calcext:value-type="float">
            <text:p>6.7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9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3888" calcext:value-type="float">
            <text:p>6.7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9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9984" calcext:value-type="float">
            <text:p>6.72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9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2176" calcext:value-type="float">
            <text:p>6.7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9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8272" calcext:value-type="float">
            <text:p>6.7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9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7416" calcext:value-type="float">
            <text:p>6.7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9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9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18" calcext:value-type="float">
            <text:p>6.7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9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0088" calcext:value-type="float">
            <text:p>6.80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9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5328" calcext:value-type="float">
            <text:p>6.81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9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0568" calcext:value-type="float">
            <text:p>6.8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9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276" calcext:value-type="float">
            <text:p>6.8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9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4952" calcext:value-type="float">
            <text:p>6.85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9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6288" calcext:value-type="float">
            <text:p>6.8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9-12-15 18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2384" calcext:value-type="float">
            <text:p>6.8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9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0192" calcext:value-type="float">
            <text:p>6.8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9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9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7624" calcext:value-type="float">
            <text:p>6.89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9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4576" calcext:value-type="float">
            <text:p>6.89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9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9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2384" calcext:value-type="float">
            <text:p>6.8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9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9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9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2384" calcext:value-type="float">
            <text:p>6.8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9-12-05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2384" calcext:value-type="float">
            <text:p>6.8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9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6288" calcext:value-type="float">
            <text:p>6.8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9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6288" calcext:value-type="float">
            <text:p>6.8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9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324" calcext:value-type="float">
            <text:p>6.8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9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324" calcext:value-type="float">
            <text:p>6.8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324" calcext:value-type="float">
            <text:p>6.8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9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324" calcext:value-type="float">
            <text:p>6.8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9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0192" calcext:value-type="float">
            <text:p>6.8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9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4096" calcext:value-type="float">
            <text:p>6.86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9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7144" calcext:value-type="float">
            <text:p>6.8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9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7144" calcext:value-type="float">
            <text:p>6.8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9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9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4096" calcext:value-type="float">
            <text:p>6.86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9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9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9-11-20 19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9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4952" calcext:value-type="float">
            <text:p>6.85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9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8856" calcext:value-type="float">
            <text:p>6.8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9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8856" calcext:value-type="float">
            <text:p>6.8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9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1904" calcext:value-type="float">
            <text:p>6.8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9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5808" calcext:value-type="float">
            <text:p>6.8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9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5808" calcext:value-type="float">
            <text:p>6.8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9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276" calcext:value-type="float">
            <text:p>6.8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9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6664" calcext:value-type="float">
            <text:p>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9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6664" calcext:value-type="float">
            <text:p>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9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3616" calcext:value-type="float">
            <text:p>6.83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9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3616" calcext:value-type="float">
            <text:p>6.83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9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0568" calcext:value-type="float">
            <text:p>6.8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9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9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9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1424" calcext:value-type="float">
            <text:p>6.8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9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1424" calcext:value-type="float">
            <text:p>6.8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9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8376" calcext:value-type="float">
            <text:p>6.8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9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5328" calcext:value-type="float">
            <text:p>6.81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9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228" calcext:value-type="float">
            <text:p>6.8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6184" calcext:value-type="float">
            <text:p>6.8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9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9232" calcext:value-type="float">
            <text:p>6.8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9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6184" calcext:value-type="float">
            <text:p>6.8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9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6184" calcext:value-type="float">
            <text:p>6.8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9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0088" calcext:value-type="float">
            <text:p>6.80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9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0088" calcext:value-type="float">
            <text:p>6.80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9-10-25 11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0088" calcext:value-type="float">
            <text:p>6.80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9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3992" calcext:value-type="float">
            <text:p>6.79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9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0944" calcext:value-type="float">
            <text:p>6.7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9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4848" calcext:value-type="float">
            <text:p>6.7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9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4848" calcext:value-type="float">
            <text:p>6.7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9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18" calcext:value-type="float">
            <text:p>6.7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9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8752" calcext:value-type="float">
            <text:p>6.7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9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5704" calcext:value-type="float">
            <text:p>6.7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9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9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9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9608" calcext:value-type="float">
            <text:p>6.7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9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3512" calcext:value-type="float">
            <text:p>6.76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9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0464" calcext:value-type="float">
            <text:p>6.7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9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4368" calcext:value-type="float">
            <text:p>6.7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9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132" calcext:value-type="float">
            <text:p>6.7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9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8272" calcext:value-type="float">
            <text:p>6.7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9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5224" calcext:value-type="float">
            <text:p>6.74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9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2176" calcext:value-type="float">
            <text:p>6.7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9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9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3032" calcext:value-type="float">
            <text:p>6.73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9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9984" calcext:value-type="float">
            <text:p>6.72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9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3888" calcext:value-type="float">
            <text:p>6.7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9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084" calcext:value-type="float">
            <text:p>6.72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9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4744" calcext:value-type="float">
            <text:p>6.7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9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8648" calcext:value-type="float">
            <text:p>6.7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9-09-30 20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8648" calcext:value-type="float">
            <text:p>6.7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9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9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9504" calcext:value-type="float">
            <text:p>6.6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9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6456" calcext:value-type="float">
            <text:p>6.69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9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036" calcext:value-type="float">
            <text:p>6.6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9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4264" calcext:value-type="float">
            <text:p>6.6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9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1216" calcext:value-type="float">
            <text:p>6.6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9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9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2072" calcext:value-type="float">
            <text:p>6.6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9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9024" calcext:value-type="float">
            <text:p>6.6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9-09-20 11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2928" calcext:value-type="float">
            <text:p>6.66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9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988" calcext:value-type="float">
            <text:p>6.6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9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6832" calcext:value-type="float">
            <text:p>6.65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9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0736" calcext:value-type="float">
            <text:p>6.65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9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9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1592" calcext:value-type="float">
            <text:p>6.64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9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5496" calcext:value-type="float">
            <text:p>6.63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9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5496" calcext:value-type="float">
            <text:p>6.63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9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94" calcext:value-type="float">
            <text:p>6.6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9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3304" calcext:value-type="float">
            <text:p>6.6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9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0256" calcext:value-type="float">
            <text:p>6.6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9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7208" calcext:value-type="float">
            <text:p>6.61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9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1112" calcext:value-type="float">
            <text:p>6.6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9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5016" calcext:value-type="float">
            <text:p>6.60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9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1968" calcext:value-type="float">
            <text:p>6.6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9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892" calcext:value-type="float">
            <text:p>6.5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9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2824" calcext:value-type="float">
            <text:p>6.5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9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9776" calcext:value-type="float">
            <text:p>6.5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9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6728" calcext:value-type="float">
            <text:p>6.5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9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6728" calcext:value-type="float">
            <text:p>6.5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0632" calcext:value-type="float">
            <text:p>6.58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9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4536" calcext:value-type="float">
            <text:p>6.57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9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844" calcext:value-type="float">
            <text:p>6.5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9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2344" calcext:value-type="float">
            <text:p>6.5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9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9296" calcext:value-type="float">
            <text:p>6.5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9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6248" calcext:value-type="float">
            <text:p>6.55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9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9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7104" calcext:value-type="float">
            <text:p>6.5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9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1008" calcext:value-type="float">
            <text:p>6.5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9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796" calcext:value-type="float">
            <text:p>6.5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9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4912" calcext:value-type="float">
            <text:p>6.5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9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1864" calcext:value-type="float">
            <text:p>6.53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9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8816" calcext:value-type="float">
            <text:p>6.52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9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5768" calcext:value-type="float">
            <text:p>6.52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9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9672" calcext:value-type="float">
            <text:p>6.51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9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3576" calcext:value-type="float">
            <text:p>6.51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9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0528" calcext:value-type="float">
            <text:p>6.51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9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4432" calcext:value-type="float">
            <text:p>6.50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9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5288" calcext:value-type="float">
            <text:p>6.49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9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224" calcext:value-type="float">
            <text:p>6.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9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9192" calcext:value-type="float">
            <text:p>6.48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9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3096" calcext:value-type="float">
            <text:p>6.48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9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7" calcext:value-type="float">
            <text:p>6.4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9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0904" calcext:value-type="float">
            <text:p>6.47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9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0904" calcext:value-type="float">
            <text:p>6.47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9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4808" calcext:value-type="float">
            <text:p>6.46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9-08-05 16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176" calcext:value-type="float">
            <text:p>6.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9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5664" calcext:value-type="float">
            <text:p>6.45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9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9568" calcext:value-type="float">
            <text:p>6.44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9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652" calcext:value-type="float">
            <text:p>6.4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9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0424" calcext:value-type="float">
            <text:p>6.44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4328" calcext:value-type="float">
            <text:p>6.43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9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8232" calcext:value-type="float">
            <text:p>6.42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9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2136" calcext:value-type="float">
            <text:p>6.42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9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604" calcext:value-type="float">
            <text:p>6.41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9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2992" calcext:value-type="float">
            <text:p>6.41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9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9944" calcext:value-type="float">
            <text:p>6.40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9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3848" calcext:value-type="float">
            <text:p>6.40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9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4704" calcext:value-type="float">
            <text:p>6.3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9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1656" calcext:value-type="float">
            <text:p>6.39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9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8608" calcext:value-type="float">
            <text:p>6.38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9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2512" calcext:value-type="float">
            <text:p>6.3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9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3368" calcext:value-type="float">
            <text:p>6.37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9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7272" calcext:value-type="float">
            <text:p>6.36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9-07-18 12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1176" calcext:value-type="float">
            <text:p>6.36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9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508" calcext:value-type="float">
            <text:p>6.35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9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8984" calcext:value-type="float">
            <text:p>6.3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9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2888" calcext:value-type="float">
            <text:p>6.34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9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6792" calcext:value-type="float">
            <text:p>6.33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9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7648" calcext:value-type="float">
            <text:p>6.3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9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1552" calcext:value-type="float">
            <text:p>6.3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9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5456" calcext:value-type="float">
            <text:p>6.3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9-07-10 15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936" calcext:value-type="float">
            <text:p>6.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9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3264" calcext:value-type="float">
            <text:p>6.30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9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7168" calcext:value-type="float">
            <text:p>6.29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9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1072" calcext:value-type="float">
            <text:p>6.29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9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4976" calcext:value-type="float">
            <text:p>6.28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9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888" calcext:value-type="float">
            <text:p>6.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9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5832" calcext:value-type="float">
            <text:p>6.27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9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6688" calcext:value-type="float">
            <text:p>6.26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9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7544" calcext:value-type="float">
            <text:p>6.25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9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1448" calcext:value-type="float">
            <text:p>6.25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2304" calcext:value-type="float">
            <text:p>6.24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9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9256" calcext:value-type="float">
            <text:p>6.23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9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6208" calcext:value-type="float">
            <text:p>6.23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9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0112" calcext:value-type="float">
            <text:p>6.23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9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4016" calcext:value-type="float">
            <text:p>6.22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9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4872" calcext:value-type="float">
            <text:p>6.21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9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8776" calcext:value-type="float">
            <text:p>6.20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9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268" calcext:value-type="float">
            <text:p>6.20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9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0592" calcext:value-type="float">
            <text:p>6.26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9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744" calcext:value-type="float">
            <text:p>6.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9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8296" calcext:value-type="float">
            <text:p>6.17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9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5248" calcext:value-type="float">
            <text:p>6.17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9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22" calcext:value-type="float">
            <text:p>6.17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9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6104" calcext:value-type="float">
            <text:p>6.16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9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696" calcext:value-type="float">
            <text:p>6.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9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3912" calcext:value-type="float">
            <text:p>6.15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9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4768" calcext:value-type="float">
            <text:p>6.14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9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2576" calcext:value-type="float">
            <text:p>6.1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9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5624" calcext:value-type="float">
            <text:p>6.13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9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3432" calcext:value-type="float">
            <text:p>6.12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9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7336" calcext:value-type="float">
            <text:p>6.11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9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7336" calcext:value-type="float">
            <text:p>6.11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9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8192" calcext:value-type="float">
            <text:p>6.1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9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2952" calcext:value-type="float">
            <text:p>6.09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9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7712" calcext:value-type="float">
            <text:p>6.0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9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8568" calcext:value-type="float">
            <text:p>6.06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9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8568" calcext:value-type="float">
            <text:p>6.06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9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6376" calcext:value-type="float">
            <text:p>6.05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9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4184" calcext:value-type="float">
            <text:p>6.04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9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1136" calcext:value-type="float">
            <text:p>6.04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1992" calcext:value-type="float">
            <text:p>6.0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9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5896" calcext:value-type="float">
            <text:p>6.0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9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98" calcext:value-type="float">
            <text:p>6.0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9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98" calcext:value-type="float">
            <text:p>6.0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9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98" calcext:value-type="float">
            <text:p>6.0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9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3704" calcext:value-type="float">
            <text:p>6.01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9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98" calcext:value-type="float">
            <text:p>6.0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9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3704" calcext:value-type="float">
            <text:p>6.01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9-05-23 12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3704" calcext:value-type="float">
            <text:p>6.01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9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98" calcext:value-type="float">
            <text:p>6.0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9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3704" calcext:value-type="float">
            <text:p>6.01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9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7608" calcext:value-type="float">
            <text:p>6.0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9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3704" calcext:value-type="float">
            <text:p>6.01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9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6752" calcext:value-type="float">
            <text:p>6.0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9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3704" calcext:value-type="float">
            <text:p>6.01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9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98" calcext:value-type="float">
            <text:p>6.0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9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2848" calcext:value-type="float">
            <text:p>6.0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9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5896" calcext:value-type="float">
            <text:p>6.0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9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1992" calcext:value-type="float">
            <text:p>6.0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9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1136" calcext:value-type="float">
            <text:p>6.04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9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028" calcext:value-type="float">
            <text:p>6.05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9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9424" calcext:value-type="float">
            <text:p>6.05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9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1616" calcext:value-type="float">
            <text:p>6.07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9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3808" calcext:value-type="float">
            <text:p>6.0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9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9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124" calcext:value-type="float">
            <text:p>6.11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9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9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4768" calcext:value-type="float">
            <text:p>6.14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9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9152" calcext:value-type="float">
            <text:p>6.16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9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0488" calcext:value-type="float">
            <text:p>6.19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9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1824" calcext:value-type="float">
            <text:p>6.21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9-04-30 23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7064" calcext:value-type="float">
            <text:p>6.22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9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4496" calcext:value-type="float">
            <text:p>6.25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9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0592" calcext:value-type="float">
            <text:p>6.26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9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5832" calcext:value-type="float">
            <text:p>6.27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9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888" calcext:value-type="float">
            <text:p>6.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9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8024" calcext:value-type="float">
            <text:p>6.28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9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7168" calcext:value-type="float">
            <text:p>6.29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9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6312" calcext:value-type="float">
            <text:p>6.30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9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6312" calcext:value-type="float">
            <text:p>6.30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9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6312" calcext:value-type="float">
            <text:p>6.30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9-04-18 12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1552" calcext:value-type="float">
            <text:p>6.3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9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7648" calcext:value-type="float">
            <text:p>6.3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9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46" calcext:value-type="float">
            <text:p>6.3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9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936" calcext:value-type="float">
            <text:p>6.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9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8504" calcext:value-type="float">
            <text:p>6.31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9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1552" calcext:value-type="float">
            <text:p>6.3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9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7648" calcext:value-type="float">
            <text:p>6.3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9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7648" calcext:value-type="float">
            <text:p>6.3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9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8504" calcext:value-type="float">
            <text:p>6.31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9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936" calcext:value-type="float">
            <text:p>6.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9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2408" calcext:value-type="float">
            <text:p>6.31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9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8504" calcext:value-type="float">
            <text:p>6.31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9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8504" calcext:value-type="float">
            <text:p>6.31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9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7648" calcext:value-type="float">
            <text:p>6.3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9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46" calcext:value-type="float">
            <text:p>6.3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9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2408" calcext:value-type="float">
            <text:p>6.31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9-04-02 13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0696" calcext:value-type="float">
            <text:p>6.33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9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46" calcext:value-type="float">
            <text:p>6.3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936" calcext:value-type="float">
            <text:p>6.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9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8504" calcext:value-type="float">
            <text:p>6.31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9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1552" calcext:value-type="float">
            <text:p>6.3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9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7648" calcext:value-type="float">
            <text:p>6.3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9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6792" calcext:value-type="float">
            <text:p>6.33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9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0696" calcext:value-type="float">
            <text:p>6.33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9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46" calcext:value-type="float">
            <text:p>6.3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9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46" calcext:value-type="float">
            <text:p>6.3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9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8504" calcext:value-type="float">
            <text:p>6.31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9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7168" calcext:value-type="float">
            <text:p>6.29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9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8504" calcext:value-type="float">
            <text:p>6.31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9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1552" calcext:value-type="float">
            <text:p>6.3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9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46" calcext:value-type="float">
            <text:p>6.3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9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7648" calcext:value-type="float">
            <text:p>6.3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9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3744" calcext:value-type="float">
            <text:p>6.3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9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8984" calcext:value-type="float">
            <text:p>6.3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9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8128" calcext:value-type="float">
            <text:p>6.35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9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3368" calcext:value-type="float">
            <text:p>6.37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9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6416" calcext:value-type="float">
            <text:p>6.3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9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032" calcext:value-type="float">
            <text:p>6.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9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2032" calcext:value-type="float">
            <text:p>6.3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9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508" calcext:value-type="float">
            <text:p>6.35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9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8128" calcext:value-type="float">
            <text:p>6.35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9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508" calcext:value-type="float">
            <text:p>6.35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9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8984" calcext:value-type="float">
            <text:p>6.3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9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984" calcext:value-type="float">
            <text:p>6.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9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3744" calcext:value-type="float">
            <text:p>6.3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9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1552" calcext:value-type="float">
            <text:p>6.3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9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1552" calcext:value-type="float">
            <text:p>6.3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9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5456" calcext:value-type="float">
            <text:p>6.3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9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1552" calcext:value-type="float">
            <text:p>6.3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2408" calcext:value-type="float">
            <text:p>6.31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9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2408" calcext:value-type="float">
            <text:p>6.31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9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2408" calcext:value-type="float">
            <text:p>6.31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9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7168" calcext:value-type="float">
            <text:p>6.29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9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8024" calcext:value-type="float">
            <text:p>6.28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9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936" calcext:value-type="float">
            <text:p>6.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9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3264" calcext:value-type="float">
            <text:p>6.30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9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1072" calcext:value-type="float">
            <text:p>6.29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9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7168" calcext:value-type="float">
            <text:p>6.29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9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7168" calcext:value-type="float">
            <text:p>6.29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9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888" calcext:value-type="float">
            <text:p>6.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9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888" calcext:value-type="float">
            <text:p>6.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9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2784" calcext:value-type="float">
            <text:p>6.27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9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364" calcext:value-type="float">
            <text:p>6.2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9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9736" calcext:value-type="float">
            <text:p>6.26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9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0592" calcext:value-type="float">
            <text:p>6.26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9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364" calcext:value-type="float">
            <text:p>6.2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9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6688" calcext:value-type="float">
            <text:p>6.26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9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9736" calcext:value-type="float">
            <text:p>6.26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9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5832" calcext:value-type="float">
            <text:p>6.27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9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2784" calcext:value-type="float">
            <text:p>6.27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9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1928" calcext:value-type="float">
            <text:p>6.28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9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8024" calcext:value-type="float">
            <text:p>6.28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9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1072" calcext:value-type="float">
            <text:p>6.29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9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1072" calcext:value-type="float">
            <text:p>6.29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9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7168" calcext:value-type="float">
            <text:p>6.29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9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0216" calcext:value-type="float">
            <text:p>6.30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9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6312" calcext:value-type="float">
            <text:p>6.30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2408" calcext:value-type="float">
            <text:p>6.31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9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2408" calcext:value-type="float">
            <text:p>6.31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9-01-29 13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8504" calcext:value-type="float">
            <text:p>6.31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9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1552" calcext:value-type="float">
            <text:p>6.3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9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46" calcext:value-type="float">
            <text:p>6.3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9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6792" calcext:value-type="float">
            <text:p>6.33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9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8984" calcext:value-type="float">
            <text:p>6.3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9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2032" calcext:value-type="float">
            <text:p>6.3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9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7272" calcext:value-type="float">
            <text:p>6.36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9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9464" calcext:value-type="float">
            <text:p>6.37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9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032" calcext:value-type="float">
            <text:p>6.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9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508" calcext:value-type="float">
            <text:p>6.35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9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4224" calcext:value-type="float">
            <text:p>6.36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9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1176" calcext:value-type="float">
            <text:p>6.36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9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032" calcext:value-type="float">
            <text:p>6.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9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032" calcext:value-type="float">
            <text:p>6.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9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7272" calcext:value-type="float">
            <text:p>6.36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9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032" calcext:value-type="float">
            <text:p>6.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9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3368" calcext:value-type="float">
            <text:p>6.37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9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2512" calcext:value-type="float">
            <text:p>6.3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9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2512" calcext:value-type="float">
            <text:p>6.3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9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6416" calcext:value-type="float">
            <text:p>6.3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9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3368" calcext:value-type="float">
            <text:p>6.37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9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6416" calcext:value-type="float">
            <text:p>6.3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9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1656" calcext:value-type="float">
            <text:p>6.39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9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8608" calcext:value-type="float">
            <text:p>6.38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9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556" calcext:value-type="float">
            <text:p>6.38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9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8608" calcext:value-type="float">
            <text:p>6.38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9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4704" calcext:value-type="float">
            <text:p>6.3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9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3848" calcext:value-type="float">
            <text:p>6.40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9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3848" calcext:value-type="float">
            <text:p>6.40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6896" calcext:value-type="float">
            <text:p>6.4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8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2992" calcext:value-type="float">
            <text:p>6.41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8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604" calcext:value-type="float">
            <text:p>6.41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8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604" calcext:value-type="float">
            <text:p>6.41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8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5184" calcext:value-type="float">
            <text:p>6.42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8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8232" calcext:value-type="float">
            <text:p>6.42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8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8232" calcext:value-type="float">
            <text:p>6.42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8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8232" calcext:value-type="float">
            <text:p>6.42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8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7376" calcext:value-type="float">
            <text:p>6.43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8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4328" calcext:value-type="float">
            <text:p>6.43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8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4328" calcext:value-type="float">
            <text:p>6.43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8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3472" calcext:value-type="float">
            <text:p>6.44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8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652" calcext:value-type="float">
            <text:p>6.4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8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2616" calcext:value-type="float">
            <text:p>6.45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8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2616" calcext:value-type="float">
            <text:p>6.45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8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8712" calcext:value-type="float">
            <text:p>6.45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8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4808" calcext:value-type="float">
            <text:p>6.46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8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0904" calcext:value-type="float">
            <text:p>6.47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8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0048" calcext:value-type="float">
            <text:p>6.48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8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3096" calcext:value-type="float">
            <text:p>6.48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8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9192" calcext:value-type="float">
            <text:p>6.48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8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8336" calcext:value-type="float">
            <text:p>6.49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8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4432" calcext:value-type="float">
            <text:p>6.50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8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6624" calcext:value-type="float">
            <text:p>6.51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8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272" calcext:value-type="float">
            <text:p>6.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8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8816" calcext:value-type="float">
            <text:p>6.52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8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796" calcext:value-type="float">
            <text:p>6.5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8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7104" calcext:value-type="float">
            <text:p>6.5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8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8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2344" calcext:value-type="float">
            <text:p>6.5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8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4536" calcext:value-type="float">
            <text:p>6.57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8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2824" calcext:value-type="float">
            <text:p>6.5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8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892" calcext:value-type="float">
            <text:p>6.5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8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5016" calcext:value-type="float">
            <text:p>6.60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8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0256" calcext:value-type="float">
            <text:p>6.6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8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94" calcext:value-type="float">
            <text:p>6.6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8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1592" calcext:value-type="float">
            <text:p>6.64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8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3784" calcext:value-type="float">
            <text:p>6.65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8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5976" calcext:value-type="float">
            <text:p>6.6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8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2072" calcext:value-type="float">
            <text:p>6.6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8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1216" calcext:value-type="float">
            <text:p>6.6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8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036" calcext:value-type="float">
            <text:p>6.6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8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2552" calcext:value-type="float">
            <text:p>6.70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8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8648" calcext:value-type="float">
            <text:p>6.7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8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1696" calcext:value-type="float">
            <text:p>6.71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8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3888" calcext:value-type="float">
            <text:p>6.7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8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9984" calcext:value-type="float">
            <text:p>6.72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8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3032" calcext:value-type="float">
            <text:p>6.73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8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9128" calcext:value-type="float">
            <text:p>6.73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8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5224" calcext:value-type="float">
            <text:p>6.74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8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5224" calcext:value-type="float">
            <text:p>6.74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8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8272" calcext:value-type="float">
            <text:p>6.7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8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4368" calcext:value-type="float">
            <text:p>6.7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8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132" calcext:value-type="float">
            <text:p>6.7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8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132" calcext:value-type="float">
            <text:p>6.7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8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7416" calcext:value-type="float">
            <text:p>6.7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8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8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0464" calcext:value-type="float">
            <text:p>6.7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8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7416" calcext:value-type="float">
            <text:p>6.7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8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0464" calcext:value-type="float">
            <text:p>6.7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0464" calcext:value-type="float">
            <text:p>6.7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8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3512" calcext:value-type="float">
            <text:p>6.76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8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0464" calcext:value-type="float">
            <text:p>6.7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8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3512" calcext:value-type="float">
            <text:p>6.76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8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3512" calcext:value-type="float">
            <text:p>6.76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8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9608" calcext:value-type="float">
            <text:p>6.7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8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9608" calcext:value-type="float">
            <text:p>6.7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8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2656" calcext:value-type="float">
            <text:p>6.7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8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5704" calcext:value-type="float">
            <text:p>6.7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8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18" calcext:value-type="float">
            <text:p>6.7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8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4848" calcext:value-type="float">
            <text:p>6.7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8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4848" calcext:value-type="float">
            <text:p>6.7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8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0944" calcext:value-type="float">
            <text:p>6.7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8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0088" calcext:value-type="float">
            <text:p>6.80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8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3136" calcext:value-type="float">
            <text:p>6.8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8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228" calcext:value-type="float">
            <text:p>6.8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8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8376" calcext:value-type="float">
            <text:p>6.8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8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0568" calcext:value-type="float">
            <text:p>6.8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8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9712" calcext:value-type="float">
            <text:p>6.8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8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8856" calcext:value-type="float">
            <text:p>6.8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8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4096" calcext:value-type="float">
            <text:p>6.86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8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9336" calcext:value-type="float">
            <text:p>6.8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8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4576" calcext:value-type="float">
            <text:p>6.89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8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9816" calcext:value-type="float">
            <text:p>6.90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8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5056" calcext:value-type="float">
            <text:p>6.9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8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0296" calcext:value-type="float">
            <text:p>6.94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8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5536" calcext:value-type="float">
            <text:p>6.95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8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0776" calcext:value-type="float">
            <text:p>6.97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8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9064" calcext:value-type="float">
            <text:p>6.98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8-10-02 15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7352" calcext:value-type="float">
            <text:p>7.00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8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2592" calcext:value-type="float">
            <text:p>7.0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4784" calcext:value-type="float">
            <text:p>7.0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8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6976" calcext:value-type="float">
            <text:p>7.0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8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612" calcext:value-type="float">
            <text:p>7.0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8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8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4408" calcext:value-type="float">
            <text:p>7.0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8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3552" calcext:value-type="float">
            <text:p>7.08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8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2696" calcext:value-type="float">
            <text:p>7.0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8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9648" calcext:value-type="float">
            <text:p>7.0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8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4888" calcext:value-type="float">
            <text:p>7.10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8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4888" calcext:value-type="float">
            <text:p>7.10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8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4888" calcext:value-type="float">
            <text:p>7.10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8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7936" calcext:value-type="float">
            <text:p>7.1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8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7936" calcext:value-type="float">
            <text:p>7.1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8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7936" calcext:value-type="float">
            <text:p>7.1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8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7936" calcext:value-type="float">
            <text:p>7.1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8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7936" calcext:value-type="float">
            <text:p>7.1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8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7936" calcext:value-type="float">
            <text:p>7.1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8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7936" calcext:value-type="float">
            <text:p>7.1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8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7936" calcext:value-type="float">
            <text:p>7.1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8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7936" calcext:value-type="float">
            <text:p>7.1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8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4888" calcext:value-type="float">
            <text:p>7.10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8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8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8792" calcext:value-type="float">
            <text:p>7.0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8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8792" calcext:value-type="float">
            <text:p>7.0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8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744" calcext:value-type="float">
            <text:p>7.0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8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2696" calcext:value-type="float">
            <text:p>7.0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8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9648" calcext:value-type="float">
            <text:p>7.0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8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9648" calcext:value-type="float">
            <text:p>7.0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9648" calcext:value-type="float">
            <text:p>7.0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8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3552" calcext:value-type="float">
            <text:p>7.08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8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0504" calcext:value-type="float">
            <text:p>7.0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8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0504" calcext:value-type="float">
            <text:p>7.0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8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7456" calcext:value-type="float">
            <text:p>7.0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8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7456" calcext:value-type="float">
            <text:p>7.0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8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0504" calcext:value-type="float">
            <text:p>7.0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8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0504" calcext:value-type="float">
            <text:p>7.0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8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4408" calcext:value-type="float">
            <text:p>7.0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8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8312" calcext:value-type="float">
            <text:p>7.06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8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4408" calcext:value-type="float">
            <text:p>7.0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8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0504" calcext:value-type="float">
            <text:p>7.0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8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3552" calcext:value-type="float">
            <text:p>7.08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8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0504" calcext:value-type="float">
            <text:p>7.0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8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3552" calcext:value-type="float">
            <text:p>7.08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8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66" calcext:value-type="float">
            <text:p>7.0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8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3552" calcext:value-type="float">
            <text:p>7.08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8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66" calcext:value-type="float">
            <text:p>7.0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8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66" calcext:value-type="float">
            <text:p>7.0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8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66" calcext:value-type="float">
            <text:p>7.0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8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3552" calcext:value-type="float">
            <text:p>7.08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8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0504" calcext:value-type="float">
            <text:p>7.0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8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4408" calcext:value-type="float">
            <text:p>7.0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8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4408" calcext:value-type="float">
            <text:p>7.0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8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7456" calcext:value-type="float">
            <text:p>7.0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8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7456" calcext:value-type="float">
            <text:p>7.0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8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0504" calcext:value-type="float">
            <text:p>7.0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8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0504" calcext:value-type="float">
            <text:p>7.0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8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0504" calcext:value-type="float">
            <text:p>7.0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8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7456" calcext:value-type="float">
            <text:p>7.0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8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4408" calcext:value-type="float">
            <text:p>7.0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8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8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8312" calcext:value-type="float">
            <text:p>7.06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8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8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8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2216" calcext:value-type="float">
            <text:p>7.06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8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2216" calcext:value-type="float">
            <text:p>7.06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8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2216" calcext:value-type="float">
            <text:p>7.06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8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2216" calcext:value-type="float">
            <text:p>7.06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8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9168" calcext:value-type="float">
            <text:p>7.0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8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612" calcext:value-type="float">
            <text:p>7.0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8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612" calcext:value-type="float">
            <text:p>7.0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8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3072" calcext:value-type="float">
            <text:p>7.0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8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612" calcext:value-type="float">
            <text:p>7.0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8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9168" calcext:value-type="float">
            <text:p>7.0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8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612" calcext:value-type="float">
            <text:p>7.0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8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0024" calcext:value-type="float">
            <text:p>7.0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8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6976" calcext:value-type="float">
            <text:p>7.0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8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3928" calcext:value-type="float">
            <text:p>7.04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8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8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4784" calcext:value-type="float">
            <text:p>7.0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8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564" calcext:value-type="float">
            <text:p>7.0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8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2592" calcext:value-type="float">
            <text:p>7.0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8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2592" calcext:value-type="float">
            <text:p>7.0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8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9544" calcext:value-type="float">
            <text:p>7.01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8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8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7352" calcext:value-type="float">
            <text:p>7.00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8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7352" calcext:value-type="float">
            <text:p>7.00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8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1256" calcext:value-type="float">
            <text:p>7.00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8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8208" calcext:value-type="float">
            <text:p>6.99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8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516" calcext:value-type="float">
            <text:p>6.9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516" calcext:value-type="float">
            <text:p>6.9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8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516" calcext:value-type="float">
            <text:p>6.9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8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516" calcext:value-type="float">
            <text:p>6.9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8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516" calcext:value-type="float">
            <text:p>6.9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8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516" calcext:value-type="float">
            <text:p>6.9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8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9064" calcext:value-type="float">
            <text:p>6.98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8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2968" calcext:value-type="float">
            <text:p>6.9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8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8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6872" calcext:value-type="float">
            <text:p>6.97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8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3824" calcext:value-type="float">
            <text:p>6.9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8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468" calcext:value-type="float">
            <text:p>6.9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8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1632" calcext:value-type="float">
            <text:p>6.96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8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8584" calcext:value-type="float">
            <text:p>6.95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8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5536" calcext:value-type="float">
            <text:p>6.95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8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8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3344" calcext:value-type="float">
            <text:p>6.9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8-06-14 17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7248" calcext:value-type="float">
            <text:p>6.9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8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1152" calcext:value-type="float">
            <text:p>6.9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8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42" calcext:value-type="float">
            <text:p>6.9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8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8104" calcext:value-type="float">
            <text:p>6.92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8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5056" calcext:value-type="float">
            <text:p>6.9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8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2008" calcext:value-type="float">
            <text:p>6.9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8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2008" calcext:value-type="float">
            <text:p>6.9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8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8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5912" calcext:value-type="float">
            <text:p>6.91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8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2864" calcext:value-type="float">
            <text:p>6.9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8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2864" calcext:value-type="float">
            <text:p>6.9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8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5912" calcext:value-type="float">
            <text:p>6.91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8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9816" calcext:value-type="float">
            <text:p>6.90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8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9816" calcext:value-type="float">
            <text:p>6.90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9816" calcext:value-type="float">
            <text:p>6.90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8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2864" calcext:value-type="float">
            <text:p>6.9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8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9816" calcext:value-type="float">
            <text:p>6.90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8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9816" calcext:value-type="float">
            <text:p>6.90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8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2864" calcext:value-type="float">
            <text:p>6.9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8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9816" calcext:value-type="float">
            <text:p>6.90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8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9816" calcext:value-type="float">
            <text:p>6.90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8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2864" calcext:value-type="float">
            <text:p>6.9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8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2864" calcext:value-type="float">
            <text:p>6.9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8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5912" calcext:value-type="float">
            <text:p>6.91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8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8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8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2008" calcext:value-type="float">
            <text:p>6.9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8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5056" calcext:value-type="float">
            <text:p>6.9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8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5056" calcext:value-type="float">
            <text:p>6.9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8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8104" calcext:value-type="float">
            <text:p>6.92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8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1152" calcext:value-type="float">
            <text:p>6.9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8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1152" calcext:value-type="float">
            <text:p>6.9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8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7248" calcext:value-type="float">
            <text:p>6.9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8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0296" calcext:value-type="float">
            <text:p>6.94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8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3344" calcext:value-type="float">
            <text:p>6.9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8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3344" calcext:value-type="float">
            <text:p>6.9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8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6392" calcext:value-type="float">
            <text:p>6.9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8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2488" calcext:value-type="float">
            <text:p>6.9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8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5536" calcext:value-type="float">
            <text:p>6.95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8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5536" calcext:value-type="float">
            <text:p>6.95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8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1632" calcext:value-type="float">
            <text:p>6.96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8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1632" calcext:value-type="float">
            <text:p>6.96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8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468" calcext:value-type="float">
            <text:p>6.9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8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7728" calcext:value-type="float">
            <text:p>6.9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8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0776" calcext:value-type="float">
            <text:p>6.97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3824" calcext:value-type="float">
            <text:p>6.9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8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6872" calcext:value-type="float">
            <text:p>6.97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8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8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2968" calcext:value-type="float">
            <text:p>6.9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8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6016" calcext:value-type="float">
            <text:p>6.9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8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6016" calcext:value-type="float">
            <text:p>6.9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8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2112" calcext:value-type="float">
            <text:p>6.9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8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8208" calcext:value-type="float">
            <text:p>6.99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8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8208" calcext:value-type="float">
            <text:p>6.99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8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8208" calcext:value-type="float">
            <text:p>6.99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8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8208" calcext:value-type="float">
            <text:p>6.99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8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516" calcext:value-type="float">
            <text:p>6.9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8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516" calcext:value-type="float">
            <text:p>6.9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8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2112" calcext:value-type="float">
            <text:p>6.9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8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9064" calcext:value-type="float">
            <text:p>6.98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8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8208" calcext:value-type="float">
            <text:p>6.99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8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516" calcext:value-type="float">
            <text:p>6.9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8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2112" calcext:value-type="float">
            <text:p>6.9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8-04-12 15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9064" calcext:value-type="float">
            <text:p>6.98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8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2112" calcext:value-type="float">
            <text:p>6.9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8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2112" calcext:value-type="float">
            <text:p>6.9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8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2112" calcext:value-type="float">
            <text:p>6.9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8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2112" calcext:value-type="float">
            <text:p>6.9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8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2112" calcext:value-type="float">
            <text:p>6.9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8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2112" calcext:value-type="float">
            <text:p>6.9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8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8208" calcext:value-type="float">
            <text:p>6.99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8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516" calcext:value-type="float">
            <text:p>6.9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8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8208" calcext:value-type="float">
            <text:p>6.99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8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1256" calcext:value-type="float">
            <text:p>7.00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8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1256" calcext:value-type="float">
            <text:p>7.00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4304" calcext:value-type="float">
            <text:p>7.0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8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7352" calcext:value-type="float">
            <text:p>7.00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8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8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3448" calcext:value-type="float">
            <text:p>7.01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8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6496" calcext:value-type="float">
            <text:p>7.0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8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2592" calcext:value-type="float">
            <text:p>7.0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8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564" calcext:value-type="float">
            <text:p>7.0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8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8688" calcext:value-type="float">
            <text:p>7.02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8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7832" calcext:value-type="float">
            <text:p>7.0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8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7832" calcext:value-type="float">
            <text:p>7.0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8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8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6976" calcext:value-type="float">
            <text:p>7.0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8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3072" calcext:value-type="float">
            <text:p>7.0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8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9168" calcext:value-type="float">
            <text:p>7.0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8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8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8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7456" calcext:value-type="float">
            <text:p>7.0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8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3552" calcext:value-type="float">
            <text:p>7.08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8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2696" calcext:value-type="float">
            <text:p>7.0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8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8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0984" calcext:value-type="float">
            <text:p>7.1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8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708" calcext:value-type="float">
            <text:p>7.1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8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3176" calcext:value-type="float">
            <text:p>7.1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8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9272" calcext:value-type="float">
            <text:p>7.12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8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5368" calcext:value-type="float">
            <text:p>7.13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8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4512" calcext:value-type="float">
            <text:p>7.14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8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0608" calcext:value-type="float">
            <text:p>7.1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8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6704" calcext:value-type="float">
            <text:p>7.1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8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8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8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8896" calcext:value-type="float">
            <text:p>7.1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8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1088" calcext:value-type="float">
            <text:p>7.1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8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7184" calcext:value-type="float">
            <text:p>7.1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8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8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9376" calcext:value-type="float">
            <text:p>7.1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8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5472" calcext:value-type="float">
            <text:p>7.2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8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1568" calcext:value-type="float">
            <text:p>7.2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8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7664" calcext:value-type="float">
            <text:p>7.2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8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8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9856" calcext:value-type="float">
            <text:p>7.22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8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5952" calcext:value-type="float">
            <text:p>7.2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8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2048" calcext:value-type="float">
            <text:p>7.2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8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8144" calcext:value-type="float">
            <text:p>7.2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8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8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3384" calcext:value-type="float">
            <text:p>7.26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8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8624" calcext:value-type="float">
            <text:p>7.2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8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0816" calcext:value-type="float">
            <text:p>7.29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8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6912" calcext:value-type="float">
            <text:p>7.2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8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3008" calcext:value-type="float">
            <text:p>7.3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8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9104" calcext:value-type="float">
            <text:p>7.3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8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2152" calcext:value-type="float">
            <text:p>7.3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8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8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4344" calcext:value-type="float">
            <text:p>7.3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8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044" calcext:value-type="float">
            <text:p>7.3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8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3488" calcext:value-type="float">
            <text:p>7.3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8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9584" calcext:value-type="float">
            <text:p>7.3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8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9584" calcext:value-type="float">
            <text:p>7.3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8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2632" calcext:value-type="float">
            <text:p>7.3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8728" calcext:value-type="float">
            <text:p>7.3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8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1776" calcext:value-type="float">
            <text:p>7.3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8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872" calcext:value-type="float">
            <text:p>7.3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8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3968" calcext:value-type="float">
            <text:p>7.3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8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0064" calcext:value-type="float">
            <text:p>7.3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8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9208" calcext:value-type="float">
            <text:p>7.3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8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5304" calcext:value-type="float">
            <text:p>7.3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8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4448" calcext:value-type="float">
            <text:p>7.3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8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0544" calcext:value-type="float">
            <text:p>7.4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8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9688" calcext:value-type="float">
            <text:p>7.40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8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5784" calcext:value-type="float">
            <text:p>7.4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8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8-01-19 17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8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8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6264" calcext:value-type="float">
            <text:p>7.4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8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8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0648" calcext:value-type="float">
            <text:p>7.4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8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8936" calcext:value-type="float">
            <text:p>7.4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8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0272" calcext:value-type="float">
            <text:p>7.5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8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9416" calcext:value-type="float">
            <text:p>7.5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8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8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9416" calcext:value-type="float">
            <text:p>7.5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8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6368" calcext:value-type="float">
            <text:p>7.5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8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332" calcext:value-type="float">
            <text:p>7.5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8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332" calcext:value-type="float">
            <text:p>7.5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8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0272" calcext:value-type="float">
            <text:p>7.5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8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7224" calcext:value-type="float">
            <text:p>7.5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8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1128" calcext:value-type="float">
            <text:p>7.5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8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4176" calcext:value-type="float">
            <text:p>7.5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8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1128" calcext:value-type="float">
            <text:p>7.5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8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1128" calcext:value-type="float">
            <text:p>7.5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7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5032" calcext:value-type="float">
            <text:p>7.4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7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5032" calcext:value-type="float">
            <text:p>7.4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7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7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7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8936" calcext:value-type="float">
            <text:p>7.4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7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5888" calcext:value-type="float">
            <text:p>7.4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7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5888" calcext:value-type="float">
            <text:p>7.4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7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9792" calcext:value-type="float">
            <text:p>7.4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7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9792" calcext:value-type="float">
            <text:p>7.4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7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9792" calcext:value-type="float">
            <text:p>7.4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7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6744" calcext:value-type="float">
            <text:p>7.4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7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3696" calcext:value-type="float">
            <text:p>7.4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7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3696" calcext:value-type="float">
            <text:p>7.4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7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0648" calcext:value-type="float">
            <text:p>7.4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7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7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4552" calcext:value-type="float">
            <text:p>7.4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7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4552" calcext:value-type="float">
            <text:p>7.4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7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8456" calcext:value-type="float">
            <text:p>7.4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7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7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7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236" calcext:value-type="float">
            <text:p>7.4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7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7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6264" calcext:value-type="float">
            <text:p>7.4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7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3216" calcext:value-type="float">
            <text:p>7.4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7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0168" calcext:value-type="float">
            <text:p>7.4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7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7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7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7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976" calcext:value-type="float">
            <text:p>7.4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7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8832" calcext:value-type="float">
            <text:p>7.4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7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5784" calcext:value-type="float">
            <text:p>7.4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7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2736" calcext:value-type="float">
            <text:p>7.4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7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9688" calcext:value-type="float">
            <text:p>7.40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7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3592" calcext:value-type="float">
            <text:p>7.4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7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0544" calcext:value-type="float">
            <text:p>7.4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7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7496" calcext:value-type="float">
            <text:p>7.39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7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7496" calcext:value-type="float">
            <text:p>7.39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7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14" calcext:value-type="float">
            <text:p>7.3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7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14" calcext:value-type="float">
            <text:p>7.3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7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5304" calcext:value-type="float">
            <text:p>7.3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7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5304" calcext:value-type="float">
            <text:p>7.3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7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5304" calcext:value-type="float">
            <text:p>7.3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7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7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5304" calcext:value-type="float">
            <text:p>7.3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7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5304" calcext:value-type="float">
            <text:p>7.3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7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5304" calcext:value-type="float">
            <text:p>7.3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7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8352" calcext:value-type="float">
            <text:p>7.3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7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14" calcext:value-type="float">
            <text:p>7.3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7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14" calcext:value-type="float">
            <text:p>7.3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7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14" calcext:value-type="float">
            <text:p>7.3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7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4448" calcext:value-type="float">
            <text:p>7.3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7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4448" calcext:value-type="float">
            <text:p>7.3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7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4448" calcext:value-type="float">
            <text:p>7.3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7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7496" calcext:value-type="float">
            <text:p>7.39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7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3592" calcext:value-type="float">
            <text:p>7.4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7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3592" calcext:value-type="float">
            <text:p>7.4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7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9688" calcext:value-type="float">
            <text:p>7.40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7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5784" calcext:value-type="float">
            <text:p>7.4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8832" calcext:value-type="float">
            <text:p>7.4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7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7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7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7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7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0168" calcext:value-type="float">
            <text:p>7.4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7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7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8456" calcext:value-type="float">
            <text:p>7.4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7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7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7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7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6264" calcext:value-type="float">
            <text:p>7.4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7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3216" calcext:value-type="float">
            <text:p>7.4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7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0168" calcext:value-type="float">
            <text:p>7.4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7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7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7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976" calcext:value-type="float">
            <text:p>7.4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7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4928" calcext:value-type="float">
            <text:p>7.4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7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7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7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5784" calcext:value-type="float">
            <text:p>7.4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7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2736" calcext:value-type="float">
            <text:p>7.4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7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2736" calcext:value-type="float">
            <text:p>7.4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7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9688" calcext:value-type="float">
            <text:p>7.40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7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7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7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3592" calcext:value-type="float">
            <text:p>7.4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7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0544" calcext:value-type="float">
            <text:p>7.4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7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0544" calcext:value-type="float">
            <text:p>7.4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7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7496" calcext:value-type="float">
            <text:p>7.39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4448" calcext:value-type="float">
            <text:p>7.3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7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14" calcext:value-type="float">
            <text:p>7.3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7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8352" calcext:value-type="float">
            <text:p>7.3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7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8352" calcext:value-type="float">
            <text:p>7.3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7-09-2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8728" calcext:value-type="float">
            <text:p>7.3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7-08-28 13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2528" calcext:value-type="float">
            <text:p>7.2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7-07-24 1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9272" calcext:value-type="float">
            <text:p>7.12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7-06-28 13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3552" calcext:value-type="float">
            <text:p>7.08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7-05-31 14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9752" calcext:value-type="float">
            <text:p>7.15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7-04-25 12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2152" calcext:value-type="float">
            <text:p>7.3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7-03-30 13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7-02-22 14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0208" calcext:value-type="float">
            <text:p>7.7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7-01-30 14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6-12-22 14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5824" calcext:value-type="float">
            <text:p>7.7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6-11-28 14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104" calcext:value-type="float">
            <text:p>7.6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6-10-27 13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0856" calcext:value-type="float">
            <text:p>7.6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6-09-29 13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0752" calcext:value-type="float">
            <text:p>7.5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6-08-26 13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6264" calcext:value-type="float">
            <text:p>7.4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6-07-28 13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3968" calcext:value-type="float">
            <text:p>7.3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6-06-30 12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6432" calcext:value-type="float">
            <text:p>7.26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6-05-26 13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756" calcext:value-type="float">
            <text:p>7.1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6-04-29 13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708" calcext:value-type="float">
            <text:p>7.1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6-03-31 13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5368" calcext:value-type="float">
            <text:p>7.13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6-02-27 13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2632" calcext:value-type="float">
            <text:p>7.3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6-01-28 14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6536" calcext:value-type="float">
            <text:p>7.3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5-12-22 13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9584" calcext:value-type="float">
            <text:p>7.3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5-11-24 15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8624" calcext:value-type="float">
            <text:p>7.2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5-10-27 14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852" calcext:value-type="float">
            <text:p>7.2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5-09-30 17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0128" calcext:value-type="float">
            <text:p>7.12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5-08-25 14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0776" calcext:value-type="float">
            <text:p>6.97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5-07-29 13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5-06-23 11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5-05-27 12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3408" calcext:value-type="float">
            <text:p>6.6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5-04-27 13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8648" calcext:value-type="float">
            <text:p>6.7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5-03-23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2592" calcext:value-type="float">
            <text:p>7.0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5-02-23 19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2968" calcext:value-type="float">
            <text:p>6.9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5-01-26 18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0192" calcext:value-type="float">
            <text:p>6.8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4-12-22 13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4-11-28 21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0024" calcext:value-type="float">
            <text:p>7.0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4-10-27 13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6392" calcext:value-type="float">
            <text:p>6.9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4-09-26 14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4472" calcext:value-type="float">
            <text:p>6.82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4-08-27 12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2552" calcext:value-type="float">
            <text:p>6.70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4-07-28 11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5016" calcext:value-type="float">
            <text:p>6.60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4-06-23 13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4704" calcext:value-type="float">
            <text:p>6.3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4-05-28 13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4224" calcext:value-type="float">
            <text:p>6.36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4-04-29 12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9776" calcext:value-type="float">
            <text:p>6.5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4-03-26 13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4304" calcext:value-type="float">
            <text:p>7.0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4-02-26 14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8688" calcext:value-type="float">
            <text:p>7.02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4-01-29 14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6016" calcext:value-type="float">
            <text:p>6.9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3-12-19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8416" calcext:value-type="float">
            <text:p>7.1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3-11-26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0504" calcext:value-type="float">
            <text:p>7.0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3-10-30 13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2968" calcext:value-type="float">
            <text:p>6.9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3-09-24 14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8856" calcext:value-type="float">
            <text:p>6.8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3-08-27 15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9128" calcext:value-type="float">
            <text:p>6.73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3-07-29 18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8064" calcext:value-type="float">
            <text:p>6.6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3-06-24 21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2344" calcext:value-type="float">
            <text:p>6.5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3-05-29 21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6016" calcext:value-type="float">
            <text:p>6.9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3-04-17 21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6768" calcext:value-type="float">
            <text:p>6.90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3-03-28 17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3344" calcext:value-type="float">
            <text:p>6.9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3-02-27 19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6224" calcext:value-type="float">
            <text:p>7.1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3-01-31 19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756" calcext:value-type="float">
            <text:p>7.1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2-12-20 19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2-11-27 19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6976" calcext:value-type="float">
            <text:p>7.0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2-11-05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3448" calcext:value-type="float">
            <text:p>7.01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2-09-20 17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9816" calcext:value-type="float">
            <text:p>6.90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2-08-27 16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9712" calcext:value-type="float">
            <text:p>6.8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2-07-23 17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036" calcext:value-type="float">
            <text:p>6.6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2-06-25 17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2824" calcext:value-type="float">
            <text:p>6.5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2-05-23 17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9296" calcext:value-type="float">
            <text:p>6.5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2-04-30 17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0528" calcext:value-type="float">
            <text:p>6.51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2-03-26 16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4328" calcext:value-type="float">
            <text:p>6.43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2-02-27 17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2032" calcext:value-type="float">
            <text:p>6.3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2-01-23 17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4" calcext:value-type="float">
            <text:p>6.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1-12-27 18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1-11-28 19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1928" calcext:value-type="float">
            <text:p>6.28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1-10-24 16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8128" calcext:value-type="float">
            <text:p>6.35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1-09-26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46" calcext:value-type="float">
            <text:p>6.3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1-08-31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8064" calcext:value-type="float">
            <text:p>6.6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1-07-26 16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0528" calcext:value-type="float">
            <text:p>6.51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1-06-27 18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556" calcext:value-type="float">
            <text:p>6.38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1-05-23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46" calcext:value-type="float">
            <text:p>6.3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1-04-25 15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8984" calcext:value-type="float">
            <text:p>6.3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1-03-28 15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9464" calcext:value-type="float">
            <text:p>6.37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1-02-22 16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7936" calcext:value-type="float">
            <text:p>7.1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1-01-24 16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564" calcext:value-type="float">
            <text:p>7.0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0-12-20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612" calcext:value-type="float">
            <text:p>7.0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0-11-22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0128" calcext:value-type="float">
            <text:p>7.12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0-10-25 16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66" calcext:value-type="float">
            <text:p>7.0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0-09-27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9168" calcext:value-type="float">
            <text:p>7.0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0-08-23 16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6768" calcext:value-type="float">
            <text:p>6.90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0-07-26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5704" calcext:value-type="float">
            <text:p>6.7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0-06-28 14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2448" calcext:value-type="float">
            <text:p>6.6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0-05-24 14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7" calcext:value-type="float">
            <text:p>6.4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0-04-26 14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936" calcext:value-type="float">
            <text:p>6.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0-03-29 15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9296" calcext:value-type="float">
            <text:p>6.5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0-02-22 16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4264" calcext:value-type="float">
            <text:p>6.6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10-01-25 15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3408" calcext:value-type="float">
            <text:p>6.6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09-12-21 15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132" calcext:value-type="float">
            <text:p>6.7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09-11-23 15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3888" calcext:value-type="float">
            <text:p>6.7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09-10-26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2448" calcext:value-type="float">
            <text:p>6.6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09-09-28 14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5768" calcext:value-type="float">
            <text:p>6.52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09-08-24 14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6312" calcext:value-type="float">
            <text:p>6.30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09-07-29 14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7272" calcext:value-type="float">
            <text:p>6.36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09-06-22 14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3472" calcext:value-type="float">
            <text:p>6.44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09-05-26 14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3848" calcext:value-type="float">
            <text:p>6.40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09-04-27 14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1552" calcext:value-type="float">
            <text:p>6.3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09-03-23 13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1552" calcext:value-type="float">
            <text:p>6.3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09-02-23 15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508" calcext:value-type="float">
            <text:p>6.35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09-01-26 15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9736" calcext:value-type="float">
            <text:p>6.26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08-12-29 14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0488" calcext:value-type="float">
            <text:p>6.19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08-11-24 15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4808" calcext:value-type="float">
            <text:p>6.46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08-10-28 14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2888" calcext:value-type="float">
            <text:p>6.34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08-09-22 16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792" calcext:value-type="float">
            <text:p>6.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08-08-25 14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5248" calcext:value-type="float">
            <text:p>6.17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08-07-28 14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6144" calcext:value-type="float">
            <text:p>6.48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08-06-23 14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0528" calcext:value-type="float">
            <text:p>6.51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08-05-20 14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032" calcext:value-type="float">
            <text:p>6.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08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412" calcext:value-type="float">
            <text:p>6.29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08-03-25 14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4976" calcext:value-type="float">
            <text:p>6.28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08-02-26 15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7688" calcext:value-type="float">
            <text:p>6.64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08-01-28 16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4888" calcext:value-type="float">
            <text:p>7.10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07-12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8416" calcext:value-type="float">
            <text:p>7.1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07-11-26 15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4888" calcext:value-type="float">
            <text:p>7.10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07-10-22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07-09-24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372" calcext:value-type="float">
            <text:p>6.9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07-08-27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0944" calcext:value-type="float">
            <text:p>6.7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07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7688" calcext:value-type="float">
            <text:p>6.64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07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8336" calcext:value-type="float">
            <text:p>6.49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07-05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7168" calcext:value-type="float">
            <text:p>6.29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07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128" calcext:value-type="float">
            <text:p>6.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07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07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3888" calcext:value-type="float">
            <text:p>6.7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07-0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06-1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3888" calcext:value-type="float">
            <text:p>6.7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06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9984" calcext:value-type="float">
            <text:p>6.72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06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2176" calcext:value-type="float">
            <text:p>6.7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06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2072" calcext:value-type="float">
            <text:p>6.6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06-08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8816" calcext:value-type="float">
            <text:p>6.52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06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9944" calcext:value-type="float">
            <text:p>6.40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06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2888" calcext:value-type="float">
            <text:p>6.34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06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4704" calcext:value-type="float">
            <text:p>6.3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06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9464" calcext:value-type="float">
            <text:p>6.37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06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0968" calcext:value-type="float">
            <text:p>6.22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06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8088" calcext:value-type="float">
            <text:p>6.03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06-0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364" calcext:value-type="float">
            <text:p>6.2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05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128" calcext:value-type="float">
            <text:p>6.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05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604" calcext:value-type="float">
            <text:p>6.41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05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05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8584" calcext:value-type="float">
            <text:p>6.95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05-08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3616" calcext:value-type="float">
            <text:p>6.83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05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8648" calcext:value-type="float">
            <text:p>6.7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05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1968" calcext:value-type="float">
            <text:p>6.6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05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5184" calcext:value-type="float">
            <text:p>6.42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05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128" calcext:value-type="float">
            <text:p>6.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05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3408" calcext:value-type="float">
            <text:p>6.6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05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4264" calcext:value-type="float">
            <text:p>6.6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04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3344" calcext:value-type="float">
            <text:p>6.9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04-1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8584" calcext:value-type="float">
            <text:p>6.95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04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6768" calcext:value-type="float">
            <text:p>6.90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04-09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8792" calcext:value-type="float">
            <text:p>7.0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04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1424" calcext:value-type="float">
            <text:p>6.8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04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6456" calcext:value-type="float">
            <text:p>6.69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04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1008" calcext:value-type="float">
            <text:p>6.5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04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364" calcext:value-type="float">
            <text:p>6.2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04-04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0152" calcext:value-type="float">
            <text:p>6.5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04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1696" calcext:value-type="float">
            <text:p>6.71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04-02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7584" calcext:value-type="float">
            <text:p>6.5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04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7856" calcext:value-type="float">
            <text:p>6.46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03-11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6456" calcext:value-type="float">
            <text:p>6.69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03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276" calcext:value-type="float">
            <text:p>6.8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03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5808" calcext:value-type="float">
            <text:p>6.8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03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03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1968" calcext:value-type="float">
            <text:p>6.6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03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2928" calcext:value-type="float">
            <text:p>6.66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03-05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988" calcext:value-type="float">
            <text:p>6.6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03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9984" calcext:value-type="float">
            <text:p>6.72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03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03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5576" calcext:value-type="float">
            <text:p>7.27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03-0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3864" calcext:value-type="float">
            <text:p>7.2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02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02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6368" calcext:value-type="float">
            <text:p>7.5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02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0648" calcext:value-type="float">
            <text:p>7.4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02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3592" calcext:value-type="float">
            <text:p>7.4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02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02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0712" calcext:value-type="float">
            <text:p>7.22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02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2696" calcext:value-type="float">
            <text:p>7.0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02-05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1088" calcext:value-type="float">
            <text:p>7.1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02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996" calcext:value-type="float">
            <text:p>7.2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02-03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9104" calcext:value-type="float">
            <text:p>7.3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02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2528" calcext:value-type="float">
            <text:p>7.2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02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01-1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8416" calcext:value-type="float">
            <text:p>7.1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01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01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5536" calcext:value-type="float">
            <text:p>6.95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01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8856" calcext:value-type="float">
            <text:p>6.8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01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4744" calcext:value-type="float">
            <text:p>6.7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01-07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0736" calcext:value-type="float">
            <text:p>6.65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01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1864" calcext:value-type="float">
            <text:p>6.53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01-05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4328" calcext:value-type="float">
            <text:p>6.43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01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7648" calcext:value-type="float">
            <text:p>6.3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01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8104" calcext:value-type="float">
            <text:p>6.92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01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2592" calcext:value-type="float">
            <text:p>7.0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01-0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2488" calcext:value-type="float">
            <text:p>6.9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00-1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1528" calcext:value-type="float">
            <text:p>6.89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00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1424" calcext:value-type="float">
            <text:p>6.8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00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6936" calcext:value-type="float">
            <text:p>6.72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00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9776" calcext:value-type="float">
            <text:p>6.5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00-08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4808" calcext:value-type="float">
            <text:p>6.46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00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4704" calcext:value-type="float">
            <text:p>6.3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00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1552" calcext:value-type="float">
            <text:p>6.3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00-05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8712" calcext:value-type="float">
            <text:p>6.45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00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9672" calcext:value-type="float">
            <text:p>6.51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00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1592" calcext:value-type="float">
            <text:p>6.64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00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4096" calcext:value-type="float">
            <text:p>6.86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2000-0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0568" calcext:value-type="float">
            <text:p>6.8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1999-1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276" calcext:value-type="float">
            <text:p>6.8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1999-1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6184" calcext:value-type="float">
            <text:p>6.8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1999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2176" calcext:value-type="float">
            <text:p>6.7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1999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9232" calcext:value-type="float">
            <text:p>6.8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1999-08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1736" calcext:value-type="float">
            <text:p>7.03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1999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5912" calcext:value-type="float">
            <text:p>6.91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1999-06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2656" calcext:value-type="float">
            <text:p>6.7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1999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2072" calcext:value-type="float">
            <text:p>6.6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1999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1999-03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0632" calcext:value-type="float">
            <text:p>6.58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1999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9128" calcext:value-type="float">
            <text:p>6.73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1999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3928" calcext:value-type="float">
            <text:p>7.04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1998-12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6872" calcext:value-type="float">
            <text:p>6.97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1998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42" calcext:value-type="float">
            <text:p>6.9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1998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5808" calcext:value-type="float">
            <text:p>6.8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1998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2656" calcext:value-type="float">
            <text:p>6.7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1998-09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8544" calcext:value-type="float">
            <text:p>6.63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1998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2616" calcext:value-type="float">
            <text:p>6.45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1998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2408" calcext:value-type="float">
            <text:p>6.31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1998-05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6688" calcext:value-type="float">
            <text:p>6.26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1998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8024" calcext:value-type="float">
            <text:p>6.28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1998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9568" calcext:value-type="float">
            <text:p>6.44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1998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1998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3888" calcext:value-type="float">
            <text:p>6.7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1997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8856" calcext:value-type="float">
            <text:p>6.8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1997-1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228" calcext:value-type="float">
            <text:p>6.8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1997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0464" calcext:value-type="float">
            <text:p>6.7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1997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2448" calcext:value-type="float">
            <text:p>6.6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1997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1008" calcext:value-type="float">
            <text:p>6.5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1997-07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4224" calcext:value-type="float">
            <text:p>6.36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1997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4872" calcext:value-type="float">
            <text:p>6.21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1997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0216" calcext:value-type="float">
            <text:p>6.30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1997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8776" calcext:value-type="float">
            <text:p>6.20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1997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7712" calcext:value-type="float">
            <text:p>6.0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1997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6856" calcext:value-type="float">
            <text:p>6.0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1997-0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8568" calcext:value-type="float">
            <text:p>6.06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1996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128" calcext:value-type="float">
            <text:p>6.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1996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0256" calcext:value-type="float">
            <text:p>6.6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1996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0528" calcext:value-type="float">
            <text:p>6.51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1996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888" calcext:value-type="float">
            <text:p>6.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1996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5624" calcext:value-type="float">
            <text:p>6.13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1996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3056" calcext:value-type="float">
            <text:p>6.16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1996-05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456" calcext:value-type="float">
            <text:p>6.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1996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4392" calcext:value-type="float">
            <text:p>6.18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1996-03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2512" calcext:value-type="float">
            <text:p>6.3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1996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4328" calcext:value-type="float">
            <text:p>6.43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1996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1995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3032" calcext:value-type="float">
            <text:p>6.73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1995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3448" calcext:value-type="float">
            <text:p>7.01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1995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7832" calcext:value-type="float">
            <text:p>7.0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1995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2008" calcext:value-type="float">
            <text:p>6.9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1995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4472" calcext:value-type="float">
            <text:p>6.82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1995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8648" calcext:value-type="float">
            <text:p>6.7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1995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8064" calcext:value-type="float">
            <text:p>6.6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1995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1384" calcext:value-type="float">
            <text:p>6.50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1995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6144" calcext:value-type="float">
            <text:p>6.48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1995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3952" calcext:value-type="float">
            <text:p>6.47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1995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5288" calcext:value-type="float">
            <text:p>6.49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1994-1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7792" calcext:value-type="float">
            <text:p>6.7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1994-1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0944" calcext:value-type="float">
            <text:p>6.7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1994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7792" calcext:value-type="float">
            <text:p>6.7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1994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1592" calcext:value-type="float">
            <text:p>6.64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1994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1968" calcext:value-type="float">
            <text:p>6.6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1994-07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0904" calcext:value-type="float">
            <text:p>6.47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1994-06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984" calcext:value-type="float">
            <text:p>6.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1994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4872" calcext:value-type="float">
            <text:p>6.21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1994-04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4872" calcext:value-type="float">
            <text:p>6.21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1994-03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0088" calcext:value-type="float">
            <text:p>6.80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1994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5432" calcext:value-type="float">
            <text:p>6.8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1994-0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9336" calcext:value-type="float">
            <text:p>6.8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1993-1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1993-1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516" calcext:value-type="float">
            <text:p>6.9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1993-11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2488" calcext:value-type="float">
            <text:p>6.9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1993-09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4952" calcext:value-type="float">
            <text:p>6.85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1993-08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6936" calcext:value-type="float">
            <text:p>6.72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1993-07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9296" calcext:value-type="float">
            <text:p>6.5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1993-06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9464" calcext:value-type="float">
            <text:p>6.37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1993-05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0488" calcext:value-type="float">
            <text:p>6.19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1993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1824" calcext:value-type="float">
            <text:p>6.21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1993-03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18" calcext:value-type="float">
            <text:p>6.7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1993-0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8168" calcext:value-type="float">
            <text:p>6.67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1993-0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4744" calcext:value-type="float">
            <text:p>6.7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1992-1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1992-1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6768" calcext:value-type="float">
            <text:p>6.90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1992-10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1992-09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8272" calcext:value-type="float">
            <text:p>6.7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1992-08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1216" calcext:value-type="float">
            <text:p>6.6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1992-07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2448" calcext:value-type="float">
            <text:p>6.6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1992-06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272" calcext:value-type="float">
            <text:p>6.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1992-05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128" calcext:value-type="float">
            <text:p>6.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1992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796" calcext:value-type="float">
            <text:p>6.5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1992-03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1488" calcext:value-type="float">
            <text:p>6.57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1992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4912" calcext:value-type="float">
            <text:p>6.5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1992-0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4808" calcext:value-type="float">
            <text:p>6.46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1991-1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8712" calcext:value-type="float">
            <text:p>6.45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1991-1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4536" calcext:value-type="float">
            <text:p>6.57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1991-10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4912" calcext:value-type="float">
            <text:p>6.5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1991-09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2448" calcext:value-type="float">
            <text:p>6.6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1991-08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4056" calcext:value-type="float">
            <text:p>6.54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1991-07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176" calcext:value-type="float">
            <text:p>6.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1991-06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8024" calcext:value-type="float">
            <text:p>6.28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1991-05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5248" calcext:value-type="float">
            <text:p>6.17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1991-04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4872" calcext:value-type="float">
            <text:p>6.21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1991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8024" calcext:value-type="float">
            <text:p>6.28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1991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2512" calcext:value-type="float">
            <text:p>6.3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1991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2032" calcext:value-type="float">
            <text:p>6.3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1990-1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652" calcext:value-type="float">
            <text:p>6.4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1990-1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9672" calcext:value-type="float">
            <text:p>6.51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1990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1008" calcext:value-type="float">
            <text:p>6.5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1990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8232" calcext:value-type="float">
            <text:p>6.42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1990-08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7648" calcext:value-type="float">
            <text:p>6.3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1990-07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7272" calcext:value-type="float">
            <text:p>6.36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1990-06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3536" calcext:value-type="float">
            <text:p>6.19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1990-05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5728" calcext:value-type="float">
            <text:p>6.20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1990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4392" calcext:value-type="float">
            <text:p>6.18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1990-03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9088" calcext:value-type="float">
            <text:p>6.41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1990-0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224" calcext:value-type="float">
            <text:p>6.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1990-0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6832" calcext:value-type="float">
            <text:p>6.65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1989-1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4056" calcext:value-type="float">
            <text:p>6.54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1989-1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9568" calcext:value-type="float">
            <text:p>6.44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1989-10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7416" calcext:value-type="float">
            <text:p>6.7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1989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1989-08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3304" calcext:value-type="float">
            <text:p>6.6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1989-07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0048" calcext:value-type="float">
            <text:p>6.48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1989-06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4328" calcext:value-type="float">
            <text:p>6.43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1989-05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7144" calcext:value-type="float">
            <text:p>6.8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1989-04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9752" calcext:value-type="float">
            <text:p>7.15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1989-03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8624" calcext:value-type="float">
            <text:p>7.2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1989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7664" calcext:value-type="float">
            <text:p>7.2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1989-0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2048" calcext:value-type="float">
            <text:p>7.2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1988-1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2424" calcext:value-type="float">
            <text:p>7.2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1988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9856" calcext:value-type="float">
            <text:p>7.22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1988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1088" calcext:value-type="float">
            <text:p>7.1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1988-09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0504" calcext:value-type="float">
            <text:p>7.0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1988-08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4304" calcext:value-type="float">
            <text:p>7.0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1988-07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3824" calcext:value-type="float">
            <text:p>6.9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1988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1424" calcext:value-type="float">
            <text:p>6.8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1988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2656" calcext:value-type="float">
            <text:p>6.7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1988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9504" calcext:value-type="float">
            <text:p>6.6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1988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6288" calcext:value-type="float">
            <text:p>6.8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1988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7832" calcext:value-type="float">
            <text:p>7.0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1988-0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0504" calcext:value-type="float">
            <text:p>7.0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1987-1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9168" calcext:value-type="float">
            <text:p>7.0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1987-1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8312" calcext:value-type="float">
            <text:p>7.06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1987-10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3448" calcext:value-type="float">
            <text:p>7.01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1987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6872" calcext:value-type="float">
            <text:p>6.97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1987-08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6288" calcext:value-type="float">
            <text:p>6.8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1987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5184" calcext:value-type="float">
            <text:p>6.42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1987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2448" calcext:value-type="float">
            <text:p>6.6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1987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6144" calcext:value-type="float">
            <text:p>6.48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1987-04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1488" calcext:value-type="float">
            <text:p>6.57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1987-03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9544" calcext:value-type="float">
            <text:p>7.01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1987-0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3928" calcext:value-type="float">
            <text:p>7.04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1987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468" calcext:value-type="float">
            <text:p>6.9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1986-1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4888" calcext:value-type="float">
            <text:p>7.10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1986-1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9648" calcext:value-type="float">
            <text:p>7.0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1986-10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1256" calcext:value-type="float">
            <text:p>7.00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1986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0672" calcext:value-type="float">
            <text:p>6.90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1986-08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132" calcext:value-type="float">
            <text:p>6.7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1986-07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7208" calcext:value-type="float">
            <text:p>6.61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1986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0152" calcext:value-type="float">
            <text:p>6.5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1986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988" calcext:value-type="float">
            <text:p>6.6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1986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1008" calcext:value-type="float">
            <text:p>6.5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1986-03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0424" calcext:value-type="float">
            <text:p>6.44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1986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5392" calcext:value-type="float">
            <text:p>6.5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1986-0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5328" calcext:value-type="float">
            <text:p>6.81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1985-1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132" calcext:value-type="float">
            <text:p>6.7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1985-1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7728" calcext:value-type="float">
            <text:p>6.9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1985-10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7248" calcext:value-type="float">
            <text:p>6.9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1985-09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1528" calcext:value-type="float">
            <text:p>6.89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1985-08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0192" calcext:value-type="float">
            <text:p>6.8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1985-07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1985-06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1904" calcext:value-type="float">
            <text:p>6.8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1985-05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1424" calcext:value-type="float">
            <text:p>6.8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1985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0944" calcext:value-type="float">
            <text:p>6.7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1985-03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4848" calcext:value-type="float">
            <text:p>6.7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1985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1985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2072" calcext:value-type="float">
            <text:p>6.6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1984-1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6728" calcext:value-type="float">
            <text:p>6.5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1984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272" calcext:value-type="float">
            <text:p>6.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1984-10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272" calcext:value-type="float">
            <text:p>6.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1984-09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6624" calcext:value-type="float">
            <text:p>6.51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1984-08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2368" calcext:value-type="float">
            <text:p>5.9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2072324301</text:p>
          </table:table-cell>
          <table:table-cell office:value-type="string" calcext:value-type="string">
            <text:p>MA-CMW 95R CHICOPEE, MA</text:p>
          </table:table-cell>
          <table:table-cell office:value-type="string" calcext:value-type="string">
            <text:p>1983-06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1992" calcext:value-type="float">
            <text:p>6.0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521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0184" meta:object-count="0"/>
    <meta:user-defined meta:name="AppVersion">3.0</meta:user-defined>
  </office:meta>
</office:document-meta>
</file>